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208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5.205cm" fo:min-width="25.002cm" fo:padding-top="0.169cm" fo:padding-bottom="0.125cm" fo:padding-left="0.25cm" fo:padding-right="0.25cm" fo:wrap-option="no-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208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704cm" fo:min-width="24.499cm" fo:padding-top="0.169cm" fo:padding-bottom="0.125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8.706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208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8.208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208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3.706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3.207cm" fo:min-width="16.499cm" fo:padding-top="0.169cm" fo:padding-bottom="0.125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705cm" fo:min-width="6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4.741cm" fo:min-width="1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5.742cm" fo:min-width="8.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9.741cm" fo:min-width="15.4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941cm" fo:min-width="0.001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1.744cm" fo:min-width="0.001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1.743cm" fo:min-width="0.001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942cm" fo:min-width="0.001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9cm" fo:min-width="2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8cm" fo:min-width="2.001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003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377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81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67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8cm" fo:min-width="4.999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1.052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8cm" fo:min-width="3.001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9cm" fo:min-width="3.001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8cm" fo:min-width="3.001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9cm" fo:min-width="3.001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543cm" fo:min-width="0.001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8cm" fo:min-width="2.499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238cm" fo:min-width="2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207cm" fo:min-width="20.001cm" fo:padding-top="0.169cm" fo:padding-bottom="0.125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744cm" fo:min-width="0.001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052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238cm" fo:min-width="1.502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502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942cm" fo:min-width="0.001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0.205cm" fo:min-width="22.501cm" fo:padding-top="0.169cm" fo:padding-bottom="0.125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743cm" fo:min-width="0.001cm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941cm" fo:min-width="0.001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9.707cm" fo:min-width="25.002cm" fo:padding-top="0.169cm" fo:padding-bottom="0.125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3.353cm" fo:min-width="8.25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03cm" fo:min-width="4.496cm" fo:padding-top="0.169cm" fo:padding-bottom="0.125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4.523cm" fo:min-width="0.629cm" fo:padding-top="0.154cm" fo:padding-bottom="0.125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742cm" fo:min-width="0.501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9.707cm" fo:min-width="25.5cm" fo:padding-top="0.169cm" fo:padding-bottom="0.125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543cm" fo:min-width="0.001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1.206cm" fo:min-width="21.5cm" fo:padding-top="0.169cm" fo:padding-bottom="0.125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01cm" fo:min-width="4.496cm" fo:padding-top="0.169cm" fo:padding-bottom="0.125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4.523cm" fo:min-width="0.629cm" fo:padding-top="0.154cm" fo:padding-bottom="0.125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23ff23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2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2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6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56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225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722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5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19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23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1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5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5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6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14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60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60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10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4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1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612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613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14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0.223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61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61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5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61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61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214cm" fo:min-width="2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619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04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62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621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2.721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622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2.499cm" fo:padding-top="0.159cm" fo:padding-bottom="0.125cm" fo:padding-left="0.25cm" fo:padding-right="0.25cm" fo:wrap-option="no-wrap" draw:shadow-color="#808080"/>
      <style:paragraph-properties style:writing-mode="lr-tb"/>
    </style:style>
    <style:style style:name="gr62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23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62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aecf00" draw:textarea-horizontal-align="justify" draw:textarea-vertical-align="middle" draw:auto-grow-height="false" fo:min-height="0.214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625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742cm" fo:min-width="1.502cm" fo:padding-top="0.13cm" fo:padding-bottom="0.13cm" fo:padding-left="0.25cm" fo:padding-right="0.25cm" fo:wrap-option="no-wrap" draw:shadow-color="#808080"/>
    </style:style>
    <style:style style:name="gr62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214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62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207cm" fo:min-width="19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628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0.205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pr1" style:family="presentation" style:parent-style-name="Predeterminada-notes">
      <style:graphic-properties draw:stroke="none" draw:fill="none" draw:fill-color="#ffffff" draw:textarea-horizontal-align="justify" draw:textarea-vertical-align="middle" fo:min-height="13.114cm" draw:shadow-color="#808080"/>
      <style:paragraph-properties style:writing-mode="lr-tb"/>
    </style:style>
    <style:style style:name="pr2" style:family="presentation" style:parent-style-name="Predeterminada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solid" draw:fill-color="#99cc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loext:graphic-properties draw:fill="solid" draw:fill-color="#99cc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7" style:family="paragraph">
      <loext:graphic-properties draw:fill="solid" draw:fill-color="#99ccf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10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11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solid" draw:fill-color="#99cc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15" style:family="paragraph">
      <loext:graphic-properties draw:fill="solid" draw:fill-color="#99cc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16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solid" draw:fill-color="#99cc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0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21" style:family="paragraph">
      <loext:graphic-properties draw:fill="solid" draw:fill-color="#99cc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22" style:family="paragraph">
      <loext:graphic-properties draw:fill="solid" draw:fill-color="#355e00"/>
      <style:paragraph-properties style:writing-mode="lr-tb" style:font-independent-line-spacing="true"/>
    </style:style>
    <style:style style:name="P23" style:family="paragraph">
      <loext:graphic-properties draw:fill="solid" draw:fill-color="#ffd320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24" style:family="paragraph">
      <loext:graphic-properties draw:fill="solid" draw:fill-color="#ffd320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line-height="93%" fo:text-align="justify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8" style:family="paragraph">
      <loext:graphic-properties draw:fill="solid" draw:fill-color="#23ff23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29" style:family="paragraph">
      <loext:graphic-properties draw:fill="solid" draw:fill-color="#aecf00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000000" loext:opacity="100%" fo:language="es" fo:country="ES" style:language-asian="es" style:country-asian="ES" style:language-complex="es" style:country-complex="ES"/>
    </style:style>
    <style:style style:name="T2" style:family="text">
      <style:text-properties fo:color="#0047ff" loext:opacity="100%" fo:language="es" fo:country="ES" style:language-asian="es" style:country-asian="ES" style:language-complex="es" style:country-complex="ES"/>
    </style:style>
    <style:style style:name="T3" style:family="text">
      <style:text-properties fo:color="#2300dc" loext:opacity="100%" fo:language="es" fo:country="ES" style:language-asian="es" style:country-asian="ES" style:language-complex="es" style:country-complex="ES"/>
    </style:style>
    <style:style style:name="T4" style:family="text">
      <style:text-properties fo:color="#000000" loext:opacity="100%" fo:font-size="10pt" fo:language="es" fo:country="ES" style:font-size-asian="10pt" style:language-asian="es" style:country-asian="ES" style:font-size-complex="10pt" style:language-complex="es" style:country-complex="ES"/>
    </style:style>
    <style:style style:name="T5" style:family="text">
      <style:text-properties fo:color="#000000" loext:opacity="100%" fo:font-size="12pt" fo:language="es" fo:country="ES" style:font-size-asian="12pt" style:language-asian="es" style:country-asian="ES" style:font-size-complex="12pt" style:language-complex="es" style:country-complex="ES"/>
    </style:style>
    <style:style style:name="T6" style:family="text">
      <style:text-properties fo:color="#000000" loext:opacity="100%" fo:font-size="14pt" fo:language="es" fo:country="ES" style:font-size-asian="14pt" style:language-asian="es" style:country-asian="ES" style:font-size-complex="14pt" style:language-complex="es" style:country-complex="ES"/>
    </style:style>
    <style:style style:name="T7" style:family="text">
      <style:text-properties fo:color="#000000" loext:opacity="100%" fo:font-size="28pt" fo:language="es" fo:country="ES" style:font-size-asian="28pt" style:language-asian="es" style:country-asian="ES" style:font-size-complex="28pt" style:language-complex="es" style:country-complex="ES"/>
    </style:style>
    <style:style style:name="T8" style:family="text">
      <style:text-properties fo:color="#ff0000" loext:opacity="100%" fo:font-size="14pt" fo:language="es" fo:country="ES" style:font-size-asian="14pt" style:language-asian="es" style:country-asian="ES" style:font-size-complex="14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a" presentation:presentation-page-layout-name="AL1T0">
        <office:forms form:automatic-focus="false" form:apply-design-mode="false"/>
        <draw:custom-shape draw:style-name="gr1" draw:text-style-name="P2" draw:layer="layout" svg:width="15.998cm" svg:height="3.502cm" svg:x="6.002cm" svg:y="1.499cm">
          <text:list text:style-name="L1">
            <text:list-header>
              <text:p text:style-name="P1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5.502cm" svg:height="5.499cm" svg:x="1.499cm" svg:y="6.002cm">
          <text:list text:style-name="L1">
            <text:list-header>
              <text:p text:style-name="P3"><text:span text:style-name="T1">. Es el conjunto de acciones que se llevan a cabo en la realización de una instrucción.</text:span></text:p>
              <text:p text:style-name="P3"><text:span text:style-name="T1"/></text:p>
              <text:p text:style-name="P3"><text:span text:style-name="T1">. El programa debe estar almacenado en memoria central.</text:span></text:p>
              <text:p text:style-name="P3"><text:span text:style-name="T1"/></text:p>
              <text:p text:style-name="P3"><text:span text:style-name="T1">. La CPU toma una a una las instrucciones y realizará las tareas correspondient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text-style-name="P5" draw:layer="layout" svg:width="16.801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a">
        <office:forms form:automatic-focus="false" form:apply-design-mode="false"/>
        <draw:custom-shape draw:style-name="gr4" draw:text-style-name="P2" draw:layer="layout" svg:width="15.998cm" svg:height="3.502cm" svg:x="6.002cm" svg:y="1.499cm">
          <text:list text:style-name="L1">
            <text:list-header>
              <text:p text:style-name="P1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4.999cm" svg:height="2.998cm" svg:x="1.499cm" svg:y="6.002cm">
          <text:list text:style-name="L1">
            <text:list-header>
              <text:p text:style-name="P3"><text:span text:style-name="T1">. Mostraremos un ejemplo simple</text:span></text:p>
              <text:p text:style-name="P3"><text:span text:style-name="T1"/></text:p>
              <text:p text:style-name="P3"><text:span text:style-name="T1">. Supongamos las siguientes instrucciones y sus equivalencias en binario :</text:span></text:p>
              <text:p text:style-name="P3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24.002cm" svg:height="9cm" svg:x="1.499cm" svg:y="9.499cm">
          <text:list text:style-name="L1">
            <text:list-header>
              <text:p text:style-name="P3"><text:span text:style-name="T1">Instrucción :</text:span><text:span text:style-name="T2"> </text:span><text:span text:style-name="T3">cargar1 </text:span><text:span text:style-name="T1">operando-direccion</text:span></text:p>
              <text:p text:style-name="P3"><text:span text:style-name="T1">Función : Lleva al registro 1 el valor indicado por la dirección del operando</text:span></text:p>
              <text:p text:style-name="P3"><text:span text:style-name="T1">Valor binario : 0101</text:span></text:p>
              <text:p text:style-name="P3"><text:span text:style-name="T1"/></text:p>
              <text:p text:style-name="P3"><text:span text:style-name="T1">Instrucción : </text:span><text:span text:style-name="T3">cargar2</text:span><text:span text:style-name="T1"> operando-direccion</text:span></text:p>
              <text:p text:style-name="P3"><text:span text:style-name="T1">Función : Lleva al registro 2 el valor indicado por la dirección del operando</text:span></text:p>
              <text:p text:style-name="P3"><text:span text:style-name="T1">Valor binario : 0111</text:span></text:p>
              <text:p text:style-name="P3"><text:span text:style-name="T1"/></text:p>
              <text:p text:style-name="P3"><text:span text:style-name="T1">Instrucción : </text:span><text:span text:style-name="T3">suma</text:span><text:span text:style-name="T1"> operando-direccion</text:span></text:p>
              <text:p text:style-name="P3"><text:span text:style-name="T1">Funcion : Realiza la suma de los registros de entrada y lleva su contenido a la dirección </text:span></text:p>
              <text:p text:style-name="P3"><text:span text:style-name="T1">del operando</text:span></text:p>
              <text:p text:style-name="P3"><text:span text:style-name="T1">Valor binario :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1" draw:text-style-name="P5" draw:layer="layout" svg:width="16.801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a">
        <office:forms form:automatic-focus="false" form:apply-design-mode="false"/>
        <draw:custom-shape draw:style-name="gr7" draw:text-style-name="P2" draw:layer="layout" svg:width="15.998cm" svg:height="3.502cm" svg:x="6.002cm" svg:y="1.499cm">
          <text:list text:style-name="L1">
            <text:list-header>
              <text:p text:style-name="P1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24.002cm" svg:height="8.502cm" svg:x="1.499cm" svg:y="7.501cm">
          <text:list text:style-name="L1">
            <text:list-header>
              <text:p text:style-name="P3"><text:span text:style-name="T1">Para simplificar supongamos que cada instrucción ocupa un byte : </text:span></text:p>
              <text:p text:style-name="P3"><text:span text:style-name="T1"/></text:p>
              <text:p text:style-name="P3"><text:span text:style-name="T1">Ejemplo :</text:span></text:p>
              <text:p text:style-name="P3"><text:span text:style-name="T1"/></text:p>
              <text:p text:style-name="P3"><text:span text:style-name="T1">cargar1 <text:s/>operando</text:span></text:p>
              <text:p text:style-name="P3"><text:span text:style-name="T1"/></text:p>
              <text:p text:style-name="P3"><text:span text:style-name="T1"><text:s text:c="2"/></text:span><text:span text:style-name="T1">0101 <text:s text:c="3"/>0100 </text:span></text:p>
              <text:p text:style-name="P3"><text:span text:style-name="T1"/></text:p>
              <text:p text:style-name="P3"><text:span text:style-name="T1">0101 ==&gt; La instrucción cargar1</text:span></text:p>
              <text:p text:style-name="P3"><text:span text:style-name="T1">0100 ==&gt; La dirección de memoria 4</text:span></text:p>
              <text:p text:style-name="P3"><text:span text:style-name="T1"/></text:p>
              <text:p text:style-name="P3"><text:span text:style-name="T1">O sea, el byte : 01010100 significa : Llevar al registro 1 lo que contenga la dirección</text:span></text:p>
              <text:p text:style-name="P3"><text:span text:style-name="T1">de memoria 4.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1" draw:text-style-name="P5" draw:layer="layout" svg:width="16.801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a">
        <office:forms form:automatic-focus="false" form:apply-design-mode="false"/>
        <draw:custom-shape draw:style-name="gr9" draw:text-style-name="P2" draw:layer="layout" svg:width="15.998cm" svg:height="3.502cm" svg:x="6.002cm" svg:y="1.499cm">
          <text:list text:style-name="L1">
            <text:list-header>
              <text:p text:style-name="P1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draw:layer="layout" svg:width="24.002cm" svg:height="4cm" svg:x="1.499cm" svg:y="6.5cm">
          <text:list text:style-name="L1">
            <text:list-header>
              <text:p text:style-name="P3"><text:span text:style-name="T1">Supongamos que en un momento dado el programa que se ejecuta es el siguiente :</text:span></text:p>
              <text:p text:style-name="P3"><text:span text:style-name="T1"/></text:p>
              <text:p text:style-name="P3"><text:span text:style-name="T1">cargar1 </text:span><text:span text:style-name="T1"><text:tab/></text:span><text:span text:style-name="T1">1101</text:span></text:p>
              <text:p text:style-name="P3"><text:span text:style-name="T1">cargar2 </text:span><text:span text:style-name="T1"><text:tab/></text:span><text:span text:style-name="T1">1110</text:span></text:p>
              <text:p text:style-name="P3"><text:span text:style-name="T1">suma </text:span><text:span text:style-name="T1"><text:tab/></text:span><text:span text:style-name="T1">1111</text:span></text:p>
              <text:p text:style-name="P3"><text:span text:style-name="T1"/></text:p>
              <text:p text:style-name="P3"><text:span text:style-name="T1">O sea, suma el contenido de las celdas 1101 y 1110 y guarda el contenido en 1111</text:span></text:p>
              <text:p text:style-name="P3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49" draw:id="id49" draw:layer="layout" svg:width="16.999cm" svg:height="3.501cm" svg:x="5.001cm" svg:y="11.501cm">
          <text:list text:style-name="L1">
            <text:list-header>
              <text:p text:style-name="P3"><text:span text:style-name="T1">Si ahora sustituimos : </text:span></text:p>
              <text:p text:style-name="P3"><text:span text:style-name="T1"/></text:p>
              <text:p text:style-name="P3"><text:span text:style-name="T1">Instrucción :</text:span><text:span text:style-name="T2"> </text:span><text:span text:style-name="T3">cargar1 ==&gt; </text:span><text:span text:style-name="T3"><text:tab/></text:span><text:span text:style-name="T1">Valor binario : 0101</text:span></text:p>
              <text:p text:style-name="P3"><text:span text:style-name="T1"/></text:p>
              <text:p text:style-name="P3"><text:span text:style-name="T1">Instrucción : </text:span><text:span text:style-name="T3">cargar2</text:span><text:span text:style-name="T1"> ==&gt;</text:span><text:span text:style-name="T1"><text:tab/></text:span><text:span text:style-name="T1">Valor binario : 0111</text:span></text:p>
              <text:p text:style-name="P3"><text:span text:style-name="T1"/></text:p>
              <text:p text:style-name="P3"><text:span text:style-name="T1">Instrucción : </text:span><text:span text:style-name="T3">suma</text:span><text:span text:style-name="T1"> ==&gt; </text:span><text:span text:style-name="T1"><text:tab/></text:span><text:span text:style-name="T1">Valor binario :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50" draw:id="id50" draw:layer="layout" svg:width="6.998cm" svg:height="2.999cm" svg:x="8.502cm" svg:y="16.501cm">
          <text:list text:style-name="L1">
            <text:list-header>
              <text:p text:style-name="P1"><text:span text:style-name="T1">El resultado es : </text:span></text:p>
              <text:p text:style-name="P1"><text:span text:style-name="T1">0101 1101</text:span></text:p>
              <text:p text:style-name="P1"><text:span text:style-name="T1">0111 1110</text:span></text:p>
              <text:p text:style-name="P1"><text:span text:style-name="T1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1" draw:text-style-name="P5" draw:layer="layout" svg:width="16.801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a">
        <office:forms form:automatic-focus="false" form:apply-design-mode="false"/>
        <draw:custom-shape draw:style-name="gr13" draw:text-style-name="P7" xml:id="id4" draw:id="id4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3" draw:id="id3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1" draw:id="id1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2" draw:id="id2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1" draw:start-glue-point="5" draw:end-shape="id2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3" draw:start-glue-point="5" draw:end-shape="id2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4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7" draw:layer="layout" svg:width="1.001cm" svg:height="1.5cm" svg:x="12.502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3" draw:layer="layout" svg:width="2.5cm" svg:height="0.499cm" svg:x="7.501cm" svg:y="3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draw:layer="layout" svg:width="2.999cm" svg:height="0.498cm" svg:x="9cm" svg:y="5.001cm">
          <text:list text:style-name="L1">
            <text:list-header>
              <text:p text:style-name="P11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6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15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73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3" draw:layer="layout" svg:width="2.5cm" svg:height="0.498cm" svg:x="19.5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4" xml:id="id51" draw:id="id51" draw:layer="layout" svg:width="20.501cm" svg:height="7.501cm" svg:x="3.501cm" svg:y="6.002cm">
          <text:list text:style-name="L1">
            <text:list-header>
              <text:p text:style-name="P3"><text:span text:style-name="T1">Supongamos pues, la siguiente situación inicial :</text:span></text:p>
              <text:p text:style-name="P3"><text:span text:style-name="T1"/></text:p>
              <text:p text:style-name="P3"><text:span text:style-name="T1"><text:tab/></text:span><text:span text:style-name="T1">- El programa cargado en memoria</text:span></text:p>
              <text:p text:style-name="P3"><text:span text:style-name="T1"><text:tab/></text:span><text:span text:style-name="T1">- Contenido de las celdas 1101 y 1110 : 12 y 22 respectivamente</text:span></text:p>
              <text:p text:style-name="P3"><text:span text:style-name="T1"><text:tab/></text:span><text:span text:style-name="T1">- El contador de programa apuntando a la dirección 000 </text:span></text:p>
              <text:p text:style-name="P1"><text:span text:style-name="T1">(primera instrucción de nuestro programa)</text:span></text:p>
              <text:p text:style-name="P1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targetElement="id51" smil:type="barWipe" smil:subtype="topToBottom" smil:mode="out" smil:direction="reverse"/>
                  <anim:set smil:begin="0.499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a">
        <office:forms form:automatic-focus="false" form:apply-design-mode="false"/>
        <draw:custom-shape draw:style-name="gr13" draw:text-style-name="P7" xml:id="id8" draw:id="id8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7" draw:id="id7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5" draw:id="id5" draw:layer="layout" svg:width="15.998cm" svg:height="10.001cm" svg:x="5.00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6" draw:id="id6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2cm" svg:y1="15.001cm" svg:x2="0.392cm" svg:y2="20.496cm" draw:start-shape="id5" draw:start-glue-point="5" draw:end-shape="id6" draw:end-glue-point="4" svg:d="M5002 15001h-2305v5495h-2305" svg:viewBox="0 0 4611 5496">
          <text:p/>
        </draw:connector>
        <draw:connector draw:style-name="gr17" draw:text-style-name="P8" draw:layer="layout" svg:x1="16.501cm" svg:y1="4.002cm" svg:x2="0.392cm" svg:y2="20.496cm" draw:start-shape="id7" draw:start-glue-point="5" draw:end-shape="id6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8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0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3" draw:layer="layout" svg:width="2.5cm" svg:height="0.499cm" svg:x="7.501cm" svg:y="3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draw:layer="layout" svg:width="2.999cm" svg:height="0.498cm" svg:x="9cm" svg:y="5.001cm">
          <text:list text:style-name="L1">
            <text:list-header>
              <text:p text:style-name="P11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6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8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0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1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2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3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4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5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6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15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8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2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3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4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6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7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9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0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1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2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3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4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5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116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3" draw:layer="layout" svg:width="2.5cm" svg:height="0.498cm" svg:x="19.5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7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8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9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0" draw:text-style-name="P22" xml:id="id54" draw:id="id54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1" draw:text-style-name="P16" xml:id="id56" draw:id="id56" draw:layer="layout" svg:width="5.499cm" svg:height="0.498cm" svg:x="6.002cm" svg:y="11.999cm">
          <text:list text:style-name="L1">
            <text:list-header>
              <text:p text:style-name="P1"><text:span text:style-name="T1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2" draw:text-style-name="P22" xml:id="id57" draw:id="id57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2" xml:id="id58" draw:id="id58" draw:layer="layout" svg:width="2.002cm" svg:height="0.498cm" svg:x="6.998cm" svg:y="14.499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4" draw:text-style-name="P23" xml:id="id59" draw:id="id59" draw:layer="layout" svg:width="3.501cm" svg:height="0.498cm" svg:x="11.501cm" svg:y="13.996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5" draw:text-style-name="P22" xml:id="id60" draw:id="id60" draw:layer="layout" svg:width="2.002cm" svg:height="1.001cm" draw:transform="rotate (1.5707963267949) translate (16.501cm 15.002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6" draw:text-style-name="P24" xml:id="id61" draw:id="id61" draw:layer="layout" svg:width="5.499cm" svg:height="0.498cm" svg:x="15cm" svg:y="12.002cm">
          <text:list text:style-name="L1">
            <text:list-header>
              <text:p text:style-name="P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22" xml:id="id55" draw:id="id55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8" draw:text-style-name="P2" xml:id="id52" draw:id="id52" draw:layer="layout" svg:width="23.001cm" svg:height="10.499cm" svg:x="2.5cm" svg:y="7.5cm">
          <text:list text:style-name="L1">
            <text:list-header>
              <text:p text:style-name="P1"><text:span text:style-name="T1">FASE DE BÚSQUEDA</text:span></text:p>
              <text:p text:style-name="P1"><text:span text:style-name="T1"/></text:p>
              <text:p text:style-name="P1"><text:span text:style-name="T1"/></text:p>
              <text:p text:style-name="P1"><text:span text:style-name="T1"><text:tab/></text:span><text:span text:style-name="T1">1) La UC envía una microorden para que el contenido del registro</text:span></text:p>
              <text:p text:style-name="P1"><text:span text:style-name="T1">contador de programa que contiene la dirección de la siguiente instrucción</text:span></text:p>
              <text:p text:style-name="P1"><text:span text:style-name="T1">a procesar sea transferido al RDM (Registro Dirección de Memoria)</text:span></text:p>
              <text:p text:style-name="P25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9" draw:text-style-name="P23" xml:id="id53" draw:id="id53" draw:layer="layout" svg:width="2.999cm" svg:height="0.498cm" svg:x="9cm" svg:y="5.001cm">
          <text:list text:style-name="L1">
            <text:list-header>
              <text:p text:style-name="P11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ircle" presentation:preset-sub-type="in">
                  <anim:transitionFilter smil:dur="2s" smil:targetElement="id52" smil:type="ellipseWipe" smil:subtype="horizontal" smil:mode="out" smil:direction="reverse"/>
                  <anim:set smil:begin="1.999s" smil:dur="0.001s" smil:fill="hold" smil:targetElement="id5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a">
        <office:forms form:automatic-focus="false" form:apply-design-mode="false"/>
        <draw:custom-shape draw:style-name="gr13" draw:text-style-name="P7" xml:id="id12" draw:id="id12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11" draw:id="id11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9" draw:id="id9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10" draw:id="id10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9" draw:start-glue-point="5" draw:end-shape="id10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11" draw:start-glue-point="5" draw:end-shape="id10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12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0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1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2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3" draw:layer="layout" svg:width="2.5cm" svg:height="0.499cm" svg:x="7.501cm" svg:y="3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3" draw:text-style-name="P12" draw:layer="layout" svg:width="2.999cm" svg:height="0.498cm" svg:x="9cm" svg:y="5.001cm">
          <text:list text:style-name="L1">
            <text:list-header>
              <text:p text:style-name="P11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4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5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6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7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9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0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1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2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3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4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5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6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15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6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7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8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9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0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1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2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3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4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5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6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7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8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9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0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1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3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4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5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166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3" draw:layer="layout" svg:width="2.5cm" svg:height="0.498cm" svg:x="19.5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7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8" draw:text-style-name="P14" draw:layer="layout" svg:width="2.5cm" svg:height="0.498cm" svg:x="7.501cm" svg:y="3.003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9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0" draw:text-style-name="P16" draw:layer="layout" svg:width="5.499cm" svg:height="0.498cm" svg:x="6.002cm" svg:y="11.999cm">
          <text:list text:style-name="L1">
            <text:list-header>
              <text:p text:style-name="P1"><text:span text:style-name="T1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1" draw:text-style-name="P24" draw:layer="layout" svg:width="5.499cm" svg:height="0.498cm" svg:x="15.002cm" svg:y="11.999cm">
          <text:list text:style-name="L1">
            <text:list-header>
              <text:p text:style-name="P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2" draw:text-style-name="P22" xml:id="id63" draw:id="id63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3" draw:text-style-name="P22" xml:id="id65" draw:id="id65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4" draw:text-style-name="P23" xml:id="id66" draw:id="id66" draw:layer="layout" svg:width="2.5cm" svg:height="0.499cm" svg:x="7.501cm" svg:y="3.5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5" draw:text-style-name="P23" xml:id="id67" draw:id="id67" draw:layer="layout" svg:width="2.999cm" svg:height="0.498cm" svg:x="9cm" svg:y="5.001cm">
          <text:list text:style-name="L1">
            <text:list-header>
              <text:p text:style-name="P11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6" draw:text-style-name="P2" xml:id="id62" draw:id="id62" draw:layer="layout" svg:width="25.502cm" svg:height="10.001cm" svg:x="2.498cm" svg:y="5.999cm">
          <text:list text:style-name="L1">
            <text:list-header>
              <text:p text:style-name="P1"><text:span text:style-name="T1">FASE DE BÚSQUEDA</text:span></text:p>
              <text:p text:style-name="P1"><text:span text:style-name="T1"/></text:p>
              <text:p text:style-name="P1"><text:span text:style-name="T1"/></text:p>
              <text:p text:style-name="P26"><text:span text:style-name="T1"><text:tab/></text:span><text:span text:style-name="T1"><text:tab/></text:span><text:span text:style-name="T1">2) Se transfiere la instrucción desde el RIM (Registro de Intercambio de</text:span></text:p>
              <text:p text:style-name="P26"><text:span text:style-name="T1"><text:s/></text:span><text:span text:style-name="T1">Memoria) al registro de instrucción. El decodificador procede a interpretar la instrucción </text:span></text:p>
              <text:p text:style-name="P26"><text:span text:style-name="T1">del registro de instrucción y queda dispuesta la activación de la UAL.</text:span></text:p>
              <text:p text:style-name="P26"><text:span text:style-name="T1"/></text:p>
              <text:p text:style-name="P26"><text:span text:style-name="T1"><text:tab/></text:span><text:span text:style-name="T1"><text:tab/></text:span><text:span text:style-name="T1">3) El registro contador de programa se autoincrementa en 1 para </text:span></text:p>
              <text:p text:style-name="P26"><text:span text:style-name="T1">apuntar a la próxima instrucción a ejecutar</text:span></text:p>
              <text:p text:style-name="P26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 xml:id="id64" draw:id="id64">
          <draw:custom-shape draw:style-name="gr177" draw:text-style-name="P22" draw:layer="layout" svg:width="17.498cm" svg:height="16.995cm" svg:x="5.002cm" svg:y="2.50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6" draw:text-style-name="P8" draw:layer="layout" svg:x1="15.312cm" svg:y1="13.305cm" svg:x2="15.312cm" svg:y2="15.302cm">
              <text:p/>
            </draw:line>
            <draw:line draw:style-name="gr16" draw:text-style-name="P8" draw:layer="layout" svg:x1="11.586cm" svg:y1="13.305cm" svg:x2="11.586cm" svg:y2="15.302cm">
              <text:p/>
            </draw:line>
            <draw:line draw:style-name="gr16" draw:text-style-name="P8" draw:layer="layout" svg:x1="12.084cm" svg:y1="13.305cm" svg:x2="12.084cm" svg:y2="15.302cm">
              <text:p/>
            </draw:line>
            <draw:line draw:style-name="gr16" draw:text-style-name="P8" draw:layer="layout" svg:x1="12.583cm" svg:y1="13.305cm" svg:x2="12.583cm" svg:y2="15.302cm">
              <text:p/>
            </draw:line>
            <draw:line draw:style-name="gr16" draw:text-style-name="P8" draw:layer="layout" svg:x1="13.085cm" svg:y1="13.305cm" svg:x2="13.085cm" svg:y2="15.302cm">
              <text:p/>
            </draw:line>
            <draw:line draw:style-name="gr16" draw:text-style-name="P8" draw:layer="layout" svg:x1="13.584cm" svg:y1="13.305cm" svg:x2="13.584cm" svg:y2="15.302cm">
              <text:p/>
            </draw:line>
            <draw:line draw:style-name="gr16" draw:text-style-name="P8" draw:layer="layout" svg:x1="14.082cm" svg:y1="13.305cm" svg:x2="14.082cm" svg:y2="15.302cm">
              <text:p/>
            </draw:line>
            <draw:line draw:style-name="gr16" draw:text-style-name="P8" draw:layer="layout" svg:x1="14.761cm" svg:y1="13.305cm" svg:x2="14.761cm" svg:y2="15.302cm">
              <text:p/>
            </draw:line>
            <draw:custom-shape draw:style-name="gr178" draw:text-style-name="P16" draw:layer="layout" svg:width="4.996cm" svg:height="0.997cm" svg:x="11.004cm" svg:y="12.308cm">
              <text:list text:style-name="L1">
                <text:list-header>
                  <text:p text:style-name="P1"><text:span text:style-name="T1">0 1 0 1 1 1 0 1</text:span></text:p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16" draw:text-style-name="P8" draw:layer="layout" svg:x1="9.505cm" svg:y1="7.806cm" svg:x2="17.499cm" svg:y2="7.806cm">
              <text:p/>
            </draw:line>
            <draw:line draw:style-name="gr16" draw:text-style-name="P8" draw:layer="layout" svg:x1="9.505cm" svg:y1="8.304cm" svg:x2="17.499cm" svg:y2="8.304cm">
              <text:p/>
            </draw:line>
            <draw:line draw:style-name="gr16" draw:text-style-name="P8" draw:layer="layout" svg:x1="9.505cm" svg:y1="8.807cm" svg:x2="17.499cm" svg:y2="8.807cm">
              <text:p/>
            </draw:line>
            <draw:line draw:style-name="gr16" draw:text-style-name="P8" draw:layer="layout" svg:x1="9.505cm" svg:y1="9.305cm" svg:x2="17.499cm" svg:y2="9.305cm">
              <text:p/>
            </draw:line>
            <draw:line draw:style-name="gr16" draw:text-style-name="P8" draw:layer="layout" svg:x1="9.505cm" svg:y1="9.808cm" svg:x2="17.499cm" svg:y2="9.808cm">
              <text:p/>
            </draw:line>
            <draw:line draw:style-name="gr16" draw:text-style-name="P8" draw:layer="layout" svg:x1="9.505cm" svg:y1="7.307cm" svg:x2="17.499cm" svg:y2="7.307cm">
              <text:p/>
            </draw:line>
            <draw:line draw:style-name="gr16" draw:text-style-name="P8" draw:layer="layout" svg:x1="9.505cm" svg:y1="6.805cm" svg:x2="17.499cm" svg:y2="6.805cm">
              <text:p/>
            </draw:line>
            <draw:connector draw:style-name="gr179" draw:text-style-name="P8" draw:layer="layout" draw:type="line" svg:x1="11.541cm" svg:y1="12.228cm" svg:x2="11.543cm" svg:y2="9.678cm" svg:d="M11541 12228l2-2550" svg:viewBox="0 0 3 2551">
              <text:p/>
            </draw:connector>
            <draw:connector draw:style-name="gr179" draw:text-style-name="P8" draw:layer="layout" draw:type="line" svg:x1="12.114cm" svg:y1="12.246cm" svg:x2="12.116cm" svg:y2="9.159cm" svg:d="M12114 12246l2-3087" svg:viewBox="0 0 3 3088">
              <text:p/>
            </draw:connector>
            <draw:connector draw:style-name="gr179" draw:text-style-name="P8" draw:layer="layout" draw:type="line" svg:x1="12.626cm" svg:y1="12.264cm" svg:x2="12.628cm" svg:y2="8.691cm" svg:d="M12626 12264l2-3573" svg:viewBox="0 0 3 3574">
              <text:p/>
            </draw:connector>
            <draw:connector draw:style-name="gr179" draw:text-style-name="P8" draw:layer="layout" draw:type="line" svg:x1="13.081cm" svg:y1="12.276cm" svg:x2="13.079cm" svg:y2="8.17cm" svg:d="M13081 12276l-2-4106" svg:viewBox="0 0 3 4107">
              <text:p/>
            </draw:connector>
            <draw:connector draw:style-name="gr179" draw:text-style-name="P8" draw:layer="layout" draw:type="line" svg:x1="13.601cm" svg:y1="12.29cm" svg:x2="13.599cm" svg:y2="7.637cm" svg:d="M13601 12290l-2-4653" svg:viewBox="0 0 3 4654">
              <text:p/>
            </draw:connector>
            <draw:connector draw:style-name="gr179" draw:text-style-name="P8" draw:layer="layout" draw:type="line" svg:x1="14.112cm" svg:y1="12.298cm" svg:x2="14.114cm" svg:y2="7.138cm" svg:d="M14112 12298l2-5160" svg:viewBox="0 0 3 5161">
              <text:p/>
            </draw:connector>
            <draw:connector draw:style-name="gr179" draw:text-style-name="P8" draw:layer="layout" draw:type="line" svg:x1="14.734cm" svg:y1="12.304cm" svg:x2="14.732cm" svg:y2="6.641cm" svg:d="M14734 12304l-2-5663" svg:viewBox="0 0 3 5664">
              <text:p/>
            </draw:connector>
            <draw:connector draw:style-name="gr179" draw:text-style-name="P8" draw:layer="layout" draw:type="line" svg:x1="15.267cm" svg:y1="12.153cm" svg:x2="15.269cm" svg:y2="6.247cm" svg:d="M15267 12153l2-5906" svg:viewBox="0 0 3 5907">
              <text:p/>
            </draw:connector>
            <draw:line draw:style-name="gr16" draw:text-style-name="P8" draw:layer="layout" svg:x1="9.505cm" svg:y1="6.399cm" svg:x2="17.499cm" svg:y2="6.399cm">
              <text:p/>
            </draw:line>
            <draw:custom-shape draw:style-name="gr180" draw:text-style-name="P27" draw:layer="layout" svg:width="1.129cm" svg:height="4.802cm" svg:x="9.919cm" svg:y="6.007cm">
              <text:list text:style-name="L1">
                <text:list-header>
                  <text:p text:style-name="P18"><text:span text:style-name="T5">1</text:span></text:p>
                  <text:p text:style-name="P18"><text:span text:style-name="T5">1</text:span></text:p>
                  <text:p text:style-name="P18"><text:span text:style-name="T5">0</text:span></text:p>
                  <text:p text:style-name="P18"><text:span text:style-name="T5">1</text:span></text:p>
                  <text:p text:style-name="P18"><text:span text:style-name="T5">1</text:span></text:p>
                  <text:p text:style-name="P18"><text:span text:style-name="T5">0</text:span></text:p>
                  <text:p text:style-name="P18"><text:span text:style-name="T5">1</text:span></text:p>
                  <text:p text:style-name="P18"><text:span text:style-name="T5">0</text:span></text:p>
                  <text:p text:style-name="P18"><text:span text:style-name="T5"/></text:p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62" smil:type="ellipseWipe" smil:subtype="horizontal" smil:mode="out" smil:direction="reverse"/>
                  <anim:set smil:begin="0.799s" smil:fill="hold" smil:targetElement="id6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ollapse" presentation:preset-sub-type="across">
                  <anim:animate smil:dur="0.05s" smil:targetElement="id64" smil:attributeName="width" smil:values="width;0" smil:keyTimes="0;1"/>
                  <anim:animate smil:dur="0.05s" smil:targetElement="id64" smil:attributeName="height" smil:values="height;height" smil:keyTimes="0;1"/>
                  <anim:set smil:begin="0.049s" smil:fill="hold" smil:targetElement="id64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a">
        <office:forms form:automatic-focus="false" form:apply-design-mode="false"/>
        <draw:custom-shape draw:style-name="gr13" draw:text-style-name="P7" xml:id="id16" draw:id="id16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15" draw:id="id15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13" draw:id="id13" draw:layer="layout" svg:width="15.998cm" svg:height="10.001cm" svg:x="5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14" draw:id="id14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5cm" svg:y1="15.501cm" svg:x2="0.392cm" svg:y2="20.496cm" draw:start-shape="id13" draw:start-glue-point="5" draw:end-shape="id14" draw:end-glue-point="4" svg:d="M5500 15501h-2554v4995h-2554" svg:viewBox="0 0 5109 4996">
          <text:p/>
        </draw:connector>
        <draw:connector draw:style-name="gr17" draw:text-style-name="P8" draw:layer="layout" svg:x1="16.501cm" svg:y1="4.002cm" svg:x2="0.392cm" svg:y2="20.496cm" draw:start-shape="id15" draw:start-glue-point="5" draw:end-shape="id14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16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1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2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3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5" draw:text-style-name="P12" draw:layer="layout" svg:width="2.999cm" svg:height="0.498cm" svg:x="9cm" svg:y="5.001cm">
          <text:list text:style-name="L1">
            <text:list-header>
              <text:p text:style-name="P11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6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7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8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9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1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2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3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4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5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6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7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6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15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8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9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2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3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4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5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6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7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8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9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0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1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2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3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4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5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6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217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3" draw:layer="layout" svg:width="2.5cm" svg:height="0.498cm" svg:x="19.5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8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9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0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6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0" draw:text-style-name="P22" xml:id="id69" draw:id="id69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22" xml:id="id70" draw:id="id70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1" draw:text-style-name="P24" xml:id="id71" draw:id="id71" draw:layer="layout" svg:width="5.499cm" svg:height="0.498cm" svg:x="6.002cm" svg:y="11.999cm">
          <text:list text:style-name="L1">
            <text:list-header>
              <text:p text:style-name="P1"><text:span text:style-name="T1">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2" draw:text-style-name="P22" xml:id="id72" draw:id="id72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22" xml:id="id73" draw:id="id73" draw:layer="layout" svg:width="1.001cm" svg:height="2.002cm" svg:x="6.998cm" svg:y="16.501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5" draw:text-style-name="P22" xml:id="id74" draw:id="id74" draw:layer="layout" svg:width="2.002cm" svg:height="1.001cm" draw:transform="rotate (1.5707963267949) translate (16.501cm 18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223" draw:text-style-name="P24" xml:id="id75" draw:id="id75" draw:layer="layout" svg:width="5.499cm" svg:height="0.498cm" svg:x="15.002cm" svg:y="11.999cm">
          <text:list text:style-name="L1">
            <text:list-header>
              <text:p text:style-name="P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4" draw:text-style-name="P2" xml:id="id68" draw:id="id68" draw:layer="layout" svg:width="26cm" svg:height="10.001cm" svg:x="1.5cm" svg:y="5.999cm">
          <text:list text:style-name="L1">
            <text:list-header>
              <text:p text:style-name="P1"><text:span text:style-name="T1">FASE DE EJECUCIÓN</text:span></text:p>
              <text:p text:style-name="P1"><text:span text:style-name="T1"/></text:p>
              <text:p text:style-name="P1"><text:span text:style-name="T1"/></text:p>
              <text:p text:style-name="P26"><text:span text:style-name="T1"><text:tab/></text:span><text:span text:style-name="T1"><text:tab/></text:span><text:span text:style-name="T1">1) Se transfiere la instrucción del primer operando desde el registro de instrucción</text:span></text:p>
              <text:p text:style-name="P26"><text:span text:style-name="T1"><text:s/></text:span><text:span text:style-name="T1">al RDM (Registro Dirección de Memoria)</text:span></text:p>
              <text:p text:style-name="P26"><text:span text:style-name="T1"/></text:p>
              <text:p text:style-name="P26"><text:span text:style-name="T1"><text:tab/></text:span><text:span text:style-name="T1"><text:tab/></text:span><text:span text:style-name="T1">2) El selector extrae de la memoria dicho dato depositándolo en el RIM</text:span></text:p>
              <text:p text:style-name="P26"><text:span text:style-name="T1"><text:tab/></text:span><text:span text:style-name="T1">(Registro de Intercambio de Memoria)</text:span></text:p>
              <text:p text:style-name="P26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5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6" draw:text-style-name="P23" draw:layer="layout" svg:width="3.501cm" svg:height="0.498cm" svg:x="11.5cm" svg:y="18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68" smil:type="ellipseWipe" smil:subtype="horizontal" smil:mode="out" smil:direction="reverse"/>
                  <anim:set smil:begin="0.799s" smil:fill="hold" smil:targetElement="id68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a">
        <office:forms form:automatic-focus="false" form:apply-design-mode="false"/>
        <draw:custom-shape draw:style-name="gr13" draw:text-style-name="P7" xml:id="id20" draw:id="id20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19" draw:id="id19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17" draw:id="id17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18" draw:id="id18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17" draw:start-glue-point="5" draw:end-shape="id18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19" draw:start-glue-point="5" draw:end-shape="id18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20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7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8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9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0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1" draw:text-style-name="P12" draw:layer="layout" svg:width="2.999cm" svg:height="0.498cm" svg:x="9cm" svg:y="5.001cm">
          <text:list text:style-name="L1">
            <text:list-header>
              <text:p text:style-name="P11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2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3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4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5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6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7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8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9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0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1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2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3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6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3" draw:layer="layout" svg:width="5.499cm" svg:height="0.498cm" svg:x="15.002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4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5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6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7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8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9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0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1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2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3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4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5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6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7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8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9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0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1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2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263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3" draw:layer="layout" svg:width="2.5cm" svg:height="0.498cm" svg:x="19.5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4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5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6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7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8" draw:text-style-name="P24" draw:layer="layout" svg:width="5.499cm" svg:height="0.498cm" svg:x="15.002cm" svg:y="11.999cm">
          <text:list text:style-name="L1">
            <text:list-header>
              <text:p text:style-name="P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9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2" draw:text-style-name="P22" xml:id="id77" draw:id="id7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0" draw:text-style-name="P22" xml:id="id79" draw:id="id79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1" draw:text-style-name="P23" xml:id="id80" draw:id="id80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2" draw:text-style-name="P2" xml:id="id76" draw:id="id76" draw:layer="layout" svg:width="22cm" svg:height="11.5cm" svg:x="1.5cm" svg:y="6cm">
          <text:list text:style-name="L1">
            <text:list-header>
              <text:p text:style-name="P1"><text:span text:style-name="T1">FASE DE EJECUCIÓN</text:span></text:p>
              <text:p text:style-name="P1"><text:span text:style-name="T1"/></text:p>
              <text:p text:style-name="P1"><text:span text:style-name="T1"/></text:p>
              <text:p text:style-name="P26"><text:span text:style-name="T1"><text:tab/></text:span><text:span text:style-name="T1"><text:tab/></text:span><text:span text:style-name="T1">3) Se lleva el contenido del RIM al registro de entrada (REN 1) de la UAL.</text:span></text:p>
              <text:p text:style-name="P26"><text:span text:style-name="T1"/></text:p>
              <text:p text:style-name="P26"><text:span text:style-name="T1"><text:tab/></text:span><text:span text:style-name="T1"><text:tab/></text:span><text:span text:style-name="T1"><text:tab/></text:span><text:span text:style-name="T1">Repetimos el proceso con la siguientes instru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 xml:id="id78" draw:id="id78">
          <draw:custom-shape draw:style-name="gr177" draw:text-style-name="P22" draw:layer="layout" svg:width="17.498cm" svg:height="16.995cm" svg:x="4.502cm" svg:y="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6" draw:text-style-name="P8" draw:layer="layout" svg:x1="15.315cm" svg:y1="14.496cm" svg:x2="15.315cm" svg:y2="16.494cm">
              <text:p/>
            </draw:line>
            <draw:line draw:style-name="gr16" draw:text-style-name="P8" draw:layer="layout" svg:x1="11.584cm" svg:y1="14.496cm" svg:x2="11.584cm" svg:y2="16.494cm">
              <text:p/>
            </draw:line>
            <draw:line draw:style-name="gr16" draw:text-style-name="P8" draw:layer="layout" svg:x1="12.087cm" svg:y1="14.496cm" svg:x2="12.087cm" svg:y2="16.494cm">
              <text:p/>
            </draw:line>
            <draw:line draw:style-name="gr16" draw:text-style-name="P8" draw:layer="layout" svg:x1="12.585cm" svg:y1="14.496cm" svg:x2="12.585cm" svg:y2="16.494cm">
              <text:p/>
            </draw:line>
            <draw:line draw:style-name="gr16" draw:text-style-name="P8" draw:layer="layout" svg:x1="13.084cm" svg:y1="14.496cm" svg:x2="13.084cm" svg:y2="16.494cm">
              <text:p/>
            </draw:line>
            <draw:line draw:style-name="gr16" draw:text-style-name="P8" draw:layer="layout" svg:x1="13.586cm" svg:y1="14.496cm" svg:x2="13.586cm" svg:y2="16.494cm">
              <text:p/>
            </draw:line>
            <draw:line draw:style-name="gr16" draw:text-style-name="P8" draw:layer="layout" svg:x1="14.085cm" svg:y1="14.496cm" svg:x2="14.085cm" svg:y2="16.494cm">
              <text:p/>
            </draw:line>
            <draw:line draw:style-name="gr16" draw:text-style-name="P8" draw:layer="layout" svg:x1="14.759cm" svg:y1="14.496cm" svg:x2="14.759cm" svg:y2="16.494cm">
              <text:p/>
            </draw:line>
            <draw:line draw:style-name="gr16" draw:text-style-name="P8" draw:layer="layout" svg:x1="9.503cm" svg:y1="8.997cm" svg:x2="17.498cm" svg:y2="8.997cm">
              <text:p/>
            </draw:line>
            <draw:line draw:style-name="gr16" draw:text-style-name="P8" draw:layer="layout" svg:x1="9.503cm" svg:y1="9.5cm" svg:x2="17.498cm" svg:y2="9.5cm">
              <text:p/>
            </draw:line>
            <draw:line draw:style-name="gr16" draw:text-style-name="P8" draw:layer="layout" svg:x1="9.503cm" svg:y1="9.998cm" svg:x2="17.498cm" svg:y2="9.998cm">
              <text:p/>
            </draw:line>
            <draw:line draw:style-name="gr16" draw:text-style-name="P8" draw:layer="layout" svg:x1="9.503cm" svg:y1="10.497cm" svg:x2="17.498cm" svg:y2="10.497cm">
              <text:p/>
            </draw:line>
            <draw:line draw:style-name="gr16" draw:text-style-name="P8" draw:layer="layout" svg:x1="9.503cm" svg:y1="10.999cm" svg:x2="17.498cm" svg:y2="10.999cm">
              <text:p/>
            </draw:line>
            <draw:line draw:style-name="gr16" draw:text-style-name="P8" draw:layer="layout" svg:x1="9.503cm" svg:y1="8.499cm" svg:x2="17.498cm" svg:y2="8.499cm">
              <text:p/>
            </draw:line>
            <draw:line draw:style-name="gr16" draw:text-style-name="P8" draw:layer="layout" svg:x1="9.503cm" svg:y1="7.996cm" svg:x2="17.498cm" svg:y2="7.996cm">
              <text:p/>
            </draw:line>
            <draw:g>
              <draw:custom-shape draw:style-name="gr273" draw:text-style-name="P16" draw:layer="layout" svg:width="4.996cm" svg:height="0.995cm" svg:x="11.002cm" svg:y="13.496cm">
                <text:list text:style-name="L1">
                  <text:list-header>
                    <text:p text:style-name="P1"><text:span text:style-name="T1">0 0 0 0 1 1 0 0</text:span></text:p>
                  </text:list-header>
                </text:list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79" draw:text-style-name="P8" draw:layer="layout" draw:type="line" svg:x1="11.539cm" svg:y1="13.415cm" svg:x2="11.541cm" svg:y2="10.867cm" svg:d="M11539 13415l2-2548" svg:viewBox="0 0 3 2549">
                <text:p/>
              </draw:connector>
              <draw:connector draw:style-name="gr179" draw:text-style-name="P8" draw:layer="layout" draw:type="line" svg:x1="12.117cm" svg:y1="13.433cm" svg:x2="12.119cm" svg:y2="10.348cm" svg:d="M12117 13433l2-3085" svg:viewBox="0 0 3 3086">
                <text:p/>
              </draw:connector>
              <draw:connector draw:style-name="gr179" draw:text-style-name="P8" draw:layer="layout" draw:type="line" svg:x1="12.628cm" svg:y1="13.45cm" svg:x2="12.63cm" svg:y2="9.881cm" svg:d="M12628 13450l2-3569" svg:viewBox="0 0 3 3570">
                <text:p/>
              </draw:connector>
              <draw:connector draw:style-name="gr179" draw:text-style-name="P8" draw:layer="layout" draw:type="line" svg:x1="13.079cm" svg:y1="13.464cm" svg:x2="13.077cm" svg:y2="9.36cm" svg:d="M13079 13464l-2-4104" svg:viewBox="0 0 3 4105">
                <text:p/>
              </draw:connector>
              <draw:connector draw:style-name="gr179" draw:text-style-name="P8" draw:layer="layout" draw:type="line" svg:x1="13.599cm" svg:y1="13.477cm" svg:x2="13.597cm" svg:y2="8.828cm" svg:d="M13599 13477l-2-4649" svg:viewBox="0 0 3 4650">
                <text:p/>
              </draw:connector>
              <draw:connector draw:style-name="gr179" draw:text-style-name="P8" draw:layer="layout" draw:type="line" svg:x1="14.114cm" svg:y1="13.487cm" svg:x2="14.116cm" svg:y2="8.33cm" svg:d="M14114 13487l2-5157" svg:viewBox="0 0 3 5158">
                <text:p/>
              </draw:connector>
            </draw:g>
            <draw:connector draw:style-name="gr179" draw:text-style-name="P8" draw:layer="layout" draw:type="line" svg:x1="14.737cm" svg:y1="13.495cm" svg:x2="14.735cm" svg:y2="7.832cm" svg:d="M14737 13495l-2-5663" svg:viewBox="0 0 3 5664">
              <text:p/>
            </draw:connector>
            <draw:connector draw:style-name="gr179" draw:text-style-name="P8" draw:layer="layout" draw:type="line" svg:x1="15.265cm" svg:y1="13.345cm" svg:x2="15.267cm" svg:y2="7.44cm" svg:d="M15265 13345l2-5905" svg:viewBox="0 0 3 5906">
              <text:p/>
            </draw:connector>
            <draw:line draw:style-name="gr16" draw:text-style-name="P8" draw:layer="layout" svg:x1="9.503cm" svg:y1="7.595cm" svg:x2="17.498cm" svg:y2="7.595cm">
              <text:p/>
            </draw:line>
            <draw:custom-shape draw:style-name="gr274" draw:text-style-name="P27" draw:layer="layout" svg:width="1.129cm" svg:height="4.802cm" svg:x="16.003cm" svg:y="7.194cm">
              <text:list text:style-name="L1">
                <text:list-header>
                  <text:p text:style-name="P18"><text:span text:style-name="T5">0</text:span></text:p>
                  <text:p text:style-name="P18"><text:span text:style-name="T5">0</text:span></text:p>
                  <text:p text:style-name="P18"><text:span text:style-name="T5">0</text:span></text:p>
                  <text:p text:style-name="P18"><text:span text:style-name="T5">0</text:span></text:p>
                  <text:p text:style-name="P18"><text:span text:style-name="T5">1</text:span></text:p>
                  <text:p text:style-name="P18"><text:span text:style-name="T5">1</text:span></text:p>
                  <text:p text:style-name="P18"><text:span text:style-name="T5">0</text:span></text:p>
                  <text:p text:style-name="P18"><text:span text:style-name="T5">0</text:span></text:p>
                  <text:p text:style-name="P18"><text:span text:style-name="T5"/></text:p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76" smil:type="ellipseWipe" smil:subtype="horizontal" smil:mode="out" smil:direction="reverse"/>
                  <anim:set smil:begin="0.799s" smil:fill="hold" smil:targetElement="id76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0;width" smil:keyTimes="0;1"/>
                  <anim:animate smil:dur="0.5s" smil:fill="hold" smil:targetElement="id78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a">
        <office:forms form:automatic-focus="false" form:apply-design-mode="false"/>
        <draw:custom-shape draw:style-name="gr13" draw:text-style-name="P7" xml:id="id24" draw:id="id24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23" draw:id="id23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21" draw:id="id21" draw:layer="layout" svg:width="15.998cm" svg:height="10.001cm" svg:x="5.001cm" svg:y="10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22" draw:id="id22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022cm" svg:x2="0.392cm" svg:y2="20.496cm" draw:start-shape="id21" draw:start-glue-point="5" draw:end-shape="id22" draw:end-glue-point="4" svg:d="M5001 15022h-2304v5474h-2305" svg:viewBox="0 0 4610 5475">
          <text:p/>
        </draw:connector>
        <draw:connector draw:style-name="gr17" draw:text-style-name="P8" draw:layer="layout" svg:x1="16.501cm" svg:y1="4.002cm" svg:x2="0.392cm" svg:y2="20.496cm" draw:start-shape="id23" draw:start-glue-point="5" draw:end-shape="id22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24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5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7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8" draw:text-style-name="P12" draw:layer="layout" svg:width="2.5cm" svg:height="0.499cm" svg:x="7.501cm" svg:y="3.501cm">
          <text:list text:style-name="L1">
            <text:list-header>
              <text:p text:style-name="P11"><text:span text:style-name="T6">0111 </text:span><text:span text:style-name="T8">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12" draw:layer="layout" svg:width="2.999cm" svg:height="0.498cm" svg:x="9cm" svg:y="5.001cm">
          <text:list text:style-name="L1">
            <text:list-header>
              <text:p text:style-name="P11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0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1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2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3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4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5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6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7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8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2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3" draw:text-style-name="P16" draw:layer="layout" svg:width="5.499cm" svg:height="0.498cm" svg:x="15.002cm" svg:y="11.999cm">
          <text:list text:style-name="L1">
            <text:list-header>
              <text:p text:style-name="P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4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5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6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7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8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9" draw:text-style-name="P12" draw:layer="layout" svg:width="3.501cm" svg:height="0.498cm" svg:x="11.501cm" svg:y="17.502cm">
          <text:list text:style-name="L1">
            <text:list-header>
              <text:p text:style-name="P11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0" draw:text-style-name="P12" draw:layer="layout" svg:width="3.501cm" svg:height="0.499cm" svg:x="11.501cm" svg:y="18cm">
          <text:list text:style-name="L1">
            <text:list-header>
              <text:p text:style-name="P11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1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3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4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5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6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8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9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0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2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314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12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6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8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0" draw:text-style-name="P22" xml:id="id82" draw:id="id82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9" draw:text-style-name="P16" xml:id="id84" draw:id="id84" draw:layer="layout" svg:width="5.499cm" svg:height="0.498cm" svg:x="6.002cm" svg:y="11.999cm">
          <text:list text:style-name="L1">
            <text:list-header>
              <text:p text:style-name="P1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2" draw:text-style-name="P22" xml:id="id85" draw:id="id85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22" xml:id="id86" draw:id="id86" draw:layer="layout" svg:width="2.002cm" svg:height="0.498cm" svg:x="6.998cm" svg:y="14.499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5" draw:text-style-name="P22" xml:id="id88" draw:id="id88" draw:layer="layout" svg:width="2.002cm" svg:height="1.001cm" draw:transform="rotate (1.5707963267949) translate (16.501cm 15.002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320" draw:text-style-name="P24" xml:id="id89" draw:id="id89" draw:layer="layout" svg:width="5.499cm" svg:height="0.498cm" svg:x="15.002cm" svg:y="12.004cm">
          <text:list text:style-name="L1">
            <text:list-header>
              <text:p text:style-name="P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22" xml:id="id83" draw:id="id83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1" draw:text-style-name="P23" xml:id="id87" draw:id="id87" draw:layer="layout" svg:width="3.501cm" svg:height="0.498cm" svg:x="11.5cm" svg:y="14.504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2" draw:text-style-name="P23" xml:id="id81" draw:id="id81" draw:layer="layout" svg:width="2.999cm" svg:height="0.498cm" svg:x="9cm" svg:y="5.001cm">
          <text:list text:style-name="L1">
            <text:list-header>
              <text:p text:style-name="P11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0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a">
        <office:forms form:automatic-focus="false" form:apply-design-mode="false"/>
        <draw:custom-shape draw:style-name="gr13" draw:text-style-name="P7" xml:id="id28" draw:id="id28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27" draw:id="id27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25" draw:id="id25" draw:layer="layout" svg:width="15.998cm" svg:height="10.001cm" svg:x="5.002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26" draw:id="id26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2cm" svg:y1="15.501cm" svg:x2="0.392cm" svg:y2="20.496cm" draw:start-shape="id25" draw:start-glue-point="5" draw:end-shape="id26" draw:end-glue-point="4" svg:d="M5002 15501h-2305v4995h-2305" svg:viewBox="0 0 4611 4996">
          <text:p/>
        </draw:connector>
        <draw:connector draw:style-name="gr17" draw:text-style-name="P8" draw:layer="layout" svg:x1="16.501cm" svg:y1="4.002cm" svg:x2="0.392cm" svg:y2="20.496cm" draw:start-shape="id27" draw:start-glue-point="5" draw:end-shape="id26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28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3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5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6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7" draw:text-style-name="P23" draw:layer="layout" svg:width="2.999cm" svg:height="0.498cm" svg:x="9cm" svg:y="5.001cm">
          <text:list text:style-name="L1">
            <text:list-header>
              <text:p text:style-name="P11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8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0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1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2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3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4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6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7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8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0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16" draw:layer="layout" svg:width="5.499cm" svg:height="0.498cm" svg:x="15.002cm" svg:y="11.999cm">
          <text:list text:style-name="L1">
            <text:list-header>
              <text:p text:style-name="P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2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3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4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6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7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8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0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1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2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3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4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5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6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7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8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9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0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1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362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3" draw:text-style-name="P12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4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5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6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7" draw:text-style-name="P16" draw:layer="layout" svg:width="5.499cm" svg:height="0.498cm" svg:x="6.002cm" svg:y="11.999cm">
          <text:list text:style-name="L1">
            <text:list-header>
              <text:p text:style-name="P1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8" draw:text-style-name="P24" draw:layer="layout" svg:width="5.499cm" svg:height="0.498cm" svg:x="15.002cm" svg:y="12.002cm">
          <text:list text:style-name="L1">
            <text:list-header>
              <text:p text:style-name="P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9" draw:text-style-name="P23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2" draw:text-style-name="P22" xml:id="id90" draw:id="id90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3" draw:text-style-name="P22" xml:id="id91" draw:id="id91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0" draw:text-style-name="P12" xml:id="id92" draw:id="id92" draw:layer="layout" svg:width="2.5cm" svg:height="0.499cm" svg:x="7.501cm" svg:y="3.501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1" draw:text-style-name="P28" xml:id="id93" draw:id="id93" draw:layer="layout" svg:width="2.999cm" svg:height="0.498cm" svg:x="9cm" svg:y="5.001cm">
          <text:list text:style-name="L1">
            <text:list-header>
              <text:p text:style-name="P11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1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a">
        <office:forms form:automatic-focus="false" form:apply-design-mode="false"/>
        <draw:custom-shape draw:style-name="gr13" draw:text-style-name="P7" xml:id="id32" draw:id="id32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31" draw:id="id31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29" draw:id="id29" draw:layer="layout" svg:width="15.998cm" svg:height="10.001cm" svg:x="4.502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30" draw:id="id30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4.502cm" svg:y1="15.501cm" svg:x2="0.392cm" svg:y2="20.496cm" draw:start-shape="id29" draw:start-glue-point="5" draw:end-shape="id30" draw:end-glue-point="4" svg:d="M4502 15501h-2055v4995h-2055" svg:viewBox="0 0 4111 4996">
          <text:p/>
        </draw:connector>
        <draw:connector draw:style-name="gr17" draw:text-style-name="P8" draw:layer="layout" svg:x1="16.501cm" svg:y1="4.002cm" svg:x2="0.392cm" svg:y2="20.496cm" draw:start-shape="id31" draw:start-glue-point="5" draw:end-shape="id30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32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2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3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4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5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6" draw:text-style-name="P12" draw:layer="layout" svg:width="2.999cm" svg:height="0.498cm" svg:x="9cm" svg:y="5.001cm">
          <text:list text:style-name="L1">
            <text:list-header>
              <text:p text:style-name="P11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7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8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9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0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2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3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4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5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6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7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8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9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0" draw:text-style-name="P16" draw:layer="layout" svg:width="5.499cm" svg:height="0.498cm" svg:x="15.002cm" svg:y="11.999cm">
          <text:list text:style-name="L1">
            <text:list-header>
              <text:p text:style-name="P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1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2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3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4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5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6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7" draw:text-style-name="P12" draw:layer="layout" svg:width="3.501cm" svg:height="0.499cm" svg:x="11.501cm" svg:y="18cm">
          <text:list text:style-name="L1">
            <text:list-header>
              <text:p text:style-name="P1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8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9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0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1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2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3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4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5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6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7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8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9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0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411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2" draw:text-style-name="P12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3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4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5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6" draw:text-style-name="P16" draw:layer="layout" svg:width="5.499cm" svg:height="0.498cm" svg:x="6.002cm" svg:y="11.999cm">
          <text:list text:style-name="L1">
            <text:list-header>
              <text:p text:style-name="P1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7" draw:text-style-name="P12" draw:layer="layout" svg:width="2.5cm" svg:height="0.499cm" svg:x="7.501cm" svg:y="3.501cm">
          <text:list text:style-name="L1">
            <text:list-header>
              <text:p text:style-name="P11"><text:span text:style-name="T6">0111 </text:span><text:span text:style-name="T8">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0" draw:text-style-name="P22" xml:id="id94" draw:id="id94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22" xml:id="id95" draw:id="id95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8" draw:text-style-name="P24" xml:id="id96" draw:id="id96" draw:layer="layout" svg:width="5.499cm" svg:height="0.498cm" svg:x="6.002cm" svg:y="11.999cm">
          <text:list text:style-name="L1">
            <text:list-header>
              <text:p text:style-name="P1"><text:span text:style-name="T1">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2" draw:text-style-name="P22" xml:id="id97" draw:id="id97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2" xml:id="id98" draw:id="id98" draw:layer="layout" svg:width="2.002cm" svg:height="1.001cm" svg:x="6.998cm" svg:y="18.499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419" draw:text-style-name="P23" xml:id="id99" draw:id="id99" draw:layer="layout" svg:width="3.501cm" svg:height="0.499cm" svg:x="11.501cm" svg:y="18.997cm">
          <text:list text:style-name="L1">
            <text:list-header>
              <text:p text:style-name="P11"><text:span text:style-name="T6">0001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5" draw:text-style-name="P22" xml:id="id100" draw:id="id100" draw:layer="layout" svg:width="2.002cm" svg:height="1.001cm" draw:transform="rotate (1.5707963267949) translate (16.501cm 19.5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420" draw:text-style-name="P24" xml:id="id101" draw:id="id101" draw:layer="layout" svg:width="5.499cm" svg:height="0.498cm" svg:x="14.952cm" svg:y="12cm">
          <text:list text:style-name="L1">
            <text:list-header>
              <text:p text:style-name="P1"><text:span text:style-name="T6">0001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a">
        <office:forms form:automatic-focus="false" form:apply-design-mode="false"/>
        <draw:custom-shape draw:style-name="gr13" draw:text-style-name="P7" xml:id="id36" draw:id="id36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35" draw:id="id35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33" draw:id="id33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34" draw:id="id34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33" draw:start-glue-point="5" draw:end-shape="id34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35" draw:start-glue-point="5" draw:end-shape="id34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36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2" draw:text-style-name="P22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1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2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3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4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5" draw:text-style-name="P12" draw:layer="layout" svg:width="2.999cm" svg:height="0.498cm" svg:x="9cm" svg:y="5.001cm">
          <text:list text:style-name="L1">
            <text:list-header>
              <text:p text:style-name="P11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6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7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8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9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0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1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2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3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4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5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6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7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8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9" draw:text-style-name="P16" draw:layer="layout" svg:width="5.499cm" svg:height="0.498cm" svg:x="15.002cm" svg:y="11.999cm">
          <text:list text:style-name="L1">
            <text:list-header>
              <text:p text:style-name="P1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0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1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2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3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4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5" draw:text-style-name="P12" draw:layer="layout" svg:width="3.501cm" svg:height="0.498cm" svg:x="11.501cm" svg:y="17.502cm">
          <text:list text:style-name="L1">
            <text:list-header>
              <text:p text:style-name="P11"><text:span text:style-name="T6">0001 0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6" draw:text-style-name="P12" draw:layer="layout" svg:width="3.501cm" svg:height="0.499cm" svg:x="11.501cm" svg:y="18cm">
          <text:list text:style-name="L1">
            <text:list-header>
              <text:p text:style-name="P1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7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8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9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0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1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2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3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4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5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6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7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8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9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0" draw:text-style-name="P22" xml:id="id102" draw:id="id102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460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1" draw:text-style-name="P12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2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3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4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5" draw:text-style-name="P16" draw:layer="layout" svg:width="5.499cm" svg:height="0.498cm" svg:x="6.002cm" svg:y="11.999cm">
          <text:list text:style-name="L1">
            <text:list-header>
              <text:p text:style-name="P1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6" draw:text-style-name="P12" draw:layer="layout" svg:width="2.5cm" svg:height="0.499cm" svg:x="7.501cm" svg:y="3.501cm">
          <text:list text:style-name="L1">
            <text:list-header>
              <text:p text:style-name="P11"><text:span text:style-name="T6">0111 </text:span><text:span text:style-name="T8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7" draw:text-style-name="P24" draw:layer="layout" svg:width="5.499cm" svg:height="0.498cm" svg:x="15.002cm" svg:y="11.999cm">
          <text:list text:style-name="L1">
            <text:list-header>
              <text:p text:style-name="P1"><text:span text:style-name="T6">0001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8" draw:text-style-name="P23" xml:id="id103" draw:id="id103" draw:layer="layout" svg:width="2.501cm" svg:height="0.498cm" svg:x="22.498cm" svg:y="5.499cm">
          <text:list text:style-name="L1">
            <text:list-header>
              <text:p text:style-name="P11"><text:span text:style-name="T6">0001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3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a">
        <office:forms form:automatic-focus="false" form:apply-design-mode="false"/>
        <draw:custom-shape draw:style-name="gr13" draw:text-style-name="P7" xml:id="id40" draw:id="id40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39" draw:id="id39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37" draw:id="id37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38" draw:id="id38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37" draw:start-glue-point="5" draw:end-shape="id38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39" draw:start-glue-point="5" draw:end-shape="id38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40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9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0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1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2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3" draw:text-style-name="P23" draw:layer="layout" svg:width="2.999cm" svg:height="0.498cm" svg:x="9cm" svg:y="5.001cm">
          <text:list text:style-name="L1">
            <text:list-header>
              <text:p text:style-name="P11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4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5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6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7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8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9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0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1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2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3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4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5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6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7" draw:text-style-name="P16" draw:layer="layout" svg:width="5.499cm" svg:height="0.498cm" svg:x="15.002cm" svg:y="11.999cm">
          <text:list text:style-name="L1">
            <text:list-header>
              <text:p text:style-name="P1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8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9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0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1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2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3" draw:text-style-name="P12" draw:layer="layout" svg:width="3.501cm" svg:height="0.498cm" svg:x="11.501cm" svg:y="17.502cm">
          <text:list text:style-name="L1">
            <text:list-header>
              <text:p text:style-name="P11"><text:span text:style-name="T6">0001 0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4" draw:text-style-name="P12" draw:layer="layout" svg:width="3.501cm" svg:height="0.499cm" svg:x="11.501cm" svg:y="18cm">
          <text:list text:style-name="L1">
            <text:list-header>
              <text:p text:style-name="P1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5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6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7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8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9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0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1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2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3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4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5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6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7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508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9" draw:text-style-name="P12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0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1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2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3" draw:text-style-name="P16" draw:layer="layout" svg:width="5.499cm" svg:height="0.498cm" svg:x="6.002cm" svg:y="11.999cm">
          <text:list text:style-name="L1">
            <text:list-header>
              <text:p text:style-name="P1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4" draw:text-style-name="P12" draw:layer="layout" svg:width="2.5cm" svg:height="0.499cm" svg:x="7.501cm" svg:y="3.501cm">
          <text:list text:style-name="L1">
            <text:list-header>
              <text:p text:style-name="P11"><text:span text:style-name="T6">0111 </text:span><text:span text:style-name="T8">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5" draw:text-style-name="P16" draw:layer="layout" svg:width="5.499cm" svg:height="0.498cm" svg:x="15.002cm" svg:y="11.999cm">
          <text:list text:style-name="L1">
            <text:list-header>
              <text:p text:style-name="P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6" draw:text-style-name="P12" draw:layer="layout" svg:width="2.501cm" svg:height="0.498cm" svg:x="22.498cm" svg:y="5.499cm">
          <text:list text:style-name="L1">
            <text:list-header>
              <text:p text:style-name="P1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0" draw:text-style-name="P22" xml:id="id104" draw:id="id104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22" xml:id="id105" draw:id="id105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7" draw:text-style-name="P24" xml:id="id106" draw:id="id106" draw:layer="layout" svg:width="5.499cm" svg:height="0.498cm" svg:x="6.002cm" svg:y="11.999cm">
          <text:list text:style-name="L1">
            <text:list-header>
              <text:p text:style-name="P1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2" draw:text-style-name="P22" xml:id="id107" draw:id="id107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2" xml:id="id108" draw:id="id108" draw:layer="layout" svg:width="2.002cm" svg:height="1.001cm" svg:x="6.998cm" svg:y="15.002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518" draw:text-style-name="P23" xml:id="id109" draw:id="id109" draw:layer="layout" svg:width="3.501cm" svg:height="0.498cm" svg:x="11.5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5" draw:text-style-name="P22" xml:id="id110" draw:id="id110" draw:layer="layout" svg:width="2.002cm" svg:height="1.001cm" draw:transform="rotate (1.5707963267949) translate (16.999cm 15.5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519" draw:text-style-name="P24" xml:id="id111" draw:id="id111" draw:layer="layout" svg:width="5.499cm" svg:height="0.498cm" svg:x="15.002cm" svg:y="11.999cm">
          <text:list text:style-name="L1">
            <text:list-header>
              <text:p text:style-name="P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4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a">
        <office:forms form:automatic-focus="false" form:apply-design-mode="false"/>
        <draw:custom-shape draw:style-name="gr13" draw:text-style-name="P7" xml:id="id44" draw:id="id44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43" draw:id="id43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41" draw:id="id41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42" draw:id="id42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41" draw:start-glue-point="5" draw:end-shape="id42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43" draw:start-glue-point="5" draw:end-shape="id42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44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0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1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2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3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4" draw:text-style-name="P12" draw:layer="layout" svg:width="2.999cm" svg:height="0.498cm" svg:x="9cm" svg:y="5.001cm">
          <text:list text:style-name="L1">
            <text:list-header>
              <text:p text:style-name="P11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5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6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7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8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9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0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1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2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3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4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5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6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7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8" draw:text-style-name="P16" draw:layer="layout" svg:width="5.499cm" svg:height="0.498cm" svg:x="15.002cm" svg:y="11.999cm">
          <text:list text:style-name="L1">
            <text:list-header>
              <text:p text:style-name="P1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9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0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1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2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3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4" draw:text-style-name="P12" draw:layer="layout" svg:width="3.501cm" svg:height="0.498cm" svg:x="11.501cm" svg:y="17.502cm">
          <text:list text:style-name="L1">
            <text:list-header>
              <text:p text:style-name="P11"><text:span text:style-name="T6">0001 0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5" draw:text-style-name="P12" draw:layer="layout" svg:width="3.501cm" svg:height="0.499cm" svg:x="11.501cm" svg:y="18cm">
          <text:list text:style-name="L1">
            <text:list-header>
              <text:p text:style-name="P1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6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7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8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9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0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1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2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3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4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5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6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7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8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559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0" draw:text-style-name="P12" draw:layer="layout" svg:width="2.5cm" svg:height="0.498cm" svg:x="19.5cm" svg:y="5.499cm">
          <text:list text:style-name="L1">
            <text:list-header>
              <text:p text:style-name="P11"><text:span text:style-name="T6">0000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1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2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3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4" draw:text-style-name="P16" draw:layer="layout" svg:width="5.499cm" svg:height="0.498cm" svg:x="6.002cm" svg:y="11.999cm">
          <text:list text:style-name="L1">
            <text:list-header>
              <text:p text:style-name="P1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5" draw:text-style-name="P12" draw:layer="layout" svg:width="2.5cm" svg:height="0.499cm" svg:x="7.501cm" svg:y="3.501cm">
          <text:list text:style-name="L1">
            <text:list-header>
              <text:p text:style-name="P11"><text:span text:style-name="T6">0111 </text:span><text:span text:style-name="T8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6" draw:text-style-name="P16" draw:layer="layout" svg:width="5.499cm" svg:height="0.498cm" svg:x="15.002cm" svg:y="11.999cm">
          <text:list text:style-name="L1">
            <text:list-header>
              <text:p text:style-name="P1"><text:span text:style-name="T6">0001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7" draw:text-style-name="P12" draw:layer="layout" svg:width="2.501cm" svg:height="0.498cm" svg:x="22.498cm" svg:y="5.499cm">
          <text:list text:style-name="L1">
            <text:list-header>
              <text:p text:style-name="P11"><text:span text:style-name="T6">0001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8" draw:text-style-name="P24" draw:layer="layout" svg:width="5.499cm" svg:height="0.498cm" svg:x="15.002cm" svg:y="12.004cm">
          <text:list text:style-name="L1">
            <text:list-header>
              <text:p text:style-name="P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2" draw:text-style-name="P22" xml:id="id112" draw:id="id112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3" draw:text-style-name="P22" xml:id="id113" draw:id="id113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9" draw:text-style-name="P23" xml:id="id114" draw:id="id114" draw:layer="layout" svg:width="2.5cm" svg:height="0.499cm" svg:x="7.501cm" svg:y="3.501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0" draw:text-style-name="P23" xml:id="id115" draw:id="id115" draw:layer="layout" svg:width="2.999cm" svg:height="0.498cm" svg:x="9cm" svg:y="5.001cm">
          <text:list text:style-name="L1">
            <text:list-header>
              <text:p text:style-name="P11"><text:span text:style-name="T4">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5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a">
        <office:forms form:automatic-focus="false" form:apply-design-mode="false"/>
        <draw:custom-shape draw:style-name="gr13" draw:text-style-name="P7" xml:id="id48" draw:id="id48" draw:layer="layout" svg:width="10.5cm" svg:height="5.001cm" svg:x="2.002cm" svg:y="1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47" draw:id="id47" draw:layer="layout" svg:width="9cm" svg:height="6.002cm" svg:x="16.5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45" draw:id="id45" draw:layer="layout" svg:width="15.998cm" svg:height="10.001cm" svg:x="5.001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xml:id="id46" draw:id="id46" draw:layer="layout" svg:x1="0.388cm" svg:y1="0.498cm" svg:x2="0.392cm" svg:y2="20.496cm">
          <draw:glue-point draw:id="4" svg:x="8cm" svg:y="9.999cm"/>
          <draw:glue-point draw:id="5" svg:x="8cm" svg:y="9.999cm"/>
          <text:p/>
        </draw:line>
        <draw:connector draw:style-name="gr17" draw:text-style-name="P8" draw:layer="layout" svg:x1="5.001cm" svg:y1="15.501cm" svg:x2="0.392cm" svg:y2="20.496cm" draw:start-shape="id45" draw:start-glue-point="5" draw:end-shape="id46" draw:end-glue-point="4" svg:d="M5001 15501h-2304v4995h-2305" svg:viewBox="0 0 4610 4996">
          <text:p/>
        </draw:connector>
        <draw:connector draw:style-name="gr17" draw:text-style-name="P8" draw:layer="layout" svg:x1="16.501cm" svg:y1="4.002cm" svg:x2="0.392cm" svg:y2="20.496cm" draw:start-shape="id47" draw:start-glue-point="5" draw:end-shape="id46" draw:end-glue-point="5" svg:d="M16501 4002h-8054v16494h-8055" svg:viewBox="0 0 16110 16495">
          <text:p/>
        </draw:connector>
        <draw:connector draw:style-name="gr17" draw:text-style-name="P8" draw:layer="layout" svg:x1="2.002cm" svg:y1="4cm" svg:x2="0.365cm" svg:y2="7.277cm" draw:start-shape="id48" draw:start-glue-point="5" svg:d="M2002 4000h-1140v3277h-497" svg:viewBox="0 0 1638 3278">
          <text:p/>
        </draw:connector>
        <draw:line draw:style-name="gr16" draw:text-style-name="P8" draw:layer="layout" svg:x1="2.002cm" svg:y1="7.999cm" svg:x2="27.001cm" svg:y2="8.004cm">
          <text:p/>
        </draw:line>
        <draw:line draw:style-name="gr16" draw:text-style-name="P8" draw:layer="layout" svg:x1="2.002cm" svg:y1="9cm" svg:x2="27.001cm" svg:y2="9.005cm">
          <text:p/>
        </draw:line>
        <draw:custom-shape draw:style-name="gr18" draw:text-style-name="P7" draw:layer="layout" svg:width="1.001cm" svg:height="1.499cm" svg:x="5.4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7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1" draw:text-style-name="P10" draw:layer="layout" svg:width="1.5cm" svg:height="0.498cm" svg:x="2.5cm" svg:y="2.999cm">
          <text:list text:style-name="L1">
            <text:list-header>
              <text:p text:style-name="P9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2" draw:text-style-name="P12" draw:layer="layout" svg:width="2.5cm" svg:height="2.5cm" svg:x="4.498cm" svg:y="2.002cm">
          <text:list text:style-name="L1">
            <text:list-header>
              <text:p text:style-name="P11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3" draw:text-style-name="P12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4" draw:text-style-name="P12" draw:layer="layout" svg:width="2.5cm" svg:height="0.499cm" svg:x="7.501cm" svg:y="3.501cm">
          <text:list text:style-name="L1">
            <text:list-header>
              <text:p text:style-name="P11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5" draw:text-style-name="P12" draw:layer="layout" svg:width="2.999cm" svg:height="0.498cm" svg:x="9cm" svg:y="5.001cm">
          <text:list text:style-name="L1">
            <text:list-header>
              <text:p text:style-name="P11"><text:span text:style-name="T4">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6" draw:text-style-name="P14" draw:layer="layout" svg:width="2.999cm" svg:height="0.499cm" svg:x="16.999cm" svg:y="1.499cm">
          <text:list text:style-name="L1">
            <text:list-header>
              <text:p text:style-name="P11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7" draw:text-style-name="P12" draw:layer="layout" svg:width="2.999cm" svg:height="0.498cm" svg:x="16.999cm" svg:y="4cm">
          <text:list text:style-name="L1">
            <text:list-header>
              <text:p text:style-name="P11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8" draw:text-style-name="P15" draw:layer="layout" svg:width="1.499cm" svg:height="0.004cm" svg:x="19.998cm" svg:y="6.5cm">
          <text:list text:style-name="L1">
            <text:list-header>
              <text:p text:style-name="P9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3" draw:layer="layout" svg:width="2.501cm" svg:height="0.498cm" svg:x="22.498cm" svg:y="5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9" draw:text-style-name="P12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2" draw:text-style-name="P13" draw:layer="layout" svg:width="0.498cm" svg:height="0.498cm" svg:x="23.001cm" svg:y="5.00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3" draw:layer="layout" svg:width="0.498cm" svg:height="1.001cm" svg:x="21.502cm" svg:y="4.498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1.001cm" svg:height="0.498cm" svg:x="19.998cm" svg:y="2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3" draw:layer="layout" svg:width="1.499cm" svg:height="0.498cm" svg:x="19.998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0.498cm" svg:height="1.001cm" svg:x="23.001cm" svg:y="4.498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0" draw:text-style-name="P12" draw:layer="layout" svg:width="3.501cm" svg:height="0.498cm" svg:x="1.001cm" svg:y="7.501cm">
          <text:list text:style-name="L1">
            <text:list-header>
              <text:p text:style-name="P11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1" draw:text-style-name="P12" draw:layer="layout" svg:width="3.502cm" svg:height="0.498cm" svg:x="22.498cm" svg:y="8.502cm">
          <text:list text:style-name="L1">
            <text:list-header>
              <text:p text:style-name="P11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2" draw:text-style-name="P12" draw:layer="layout" svg:width="2.999cm" svg:height="1.001cm" svg:x="0.498cm" svg:y="17.502cm">
          <text:list text:style-name="L1">
            <text:list-header>
              <text:p text:style-name="P11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3" draw:text-style-name="P12" draw:layer="layout" svg:width="2.5cm" svg:height="0.499cm" svg:x="8.502cm" svg:y="10.001cm">
          <text:list text:style-name="L1">
            <text:list-header>
              <text:p text:style-name="P11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4" draw:text-style-name="P12" draw:layer="layout" svg:width="3.501cm" svg:height="0.498cm" svg:x="4.498cm" svg:y="1.001cm">
          <text:list text:style-name="L1">
            <text:list-header>
              <text:p text:style-name="P11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5" draw:text-style-name="P12" draw:layer="layout" svg:width="3.502cm" svg:height="0.499cm" svg:x="19.001cm" svg:y="0.498cm">
          <text:list text:style-name="L1">
            <text:list-header>
              <text:p text:style-name="P11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6" draw:text-style-name="P16" draw:layer="layout" svg:width="5.499cm" svg:height="0.498cm" svg:x="6.002cm" svg:y="10.998cm">
          <text:list text:style-name="L1">
            <text:list-header>
              <text:p text:style-name="P1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7" draw:text-style-name="P16" draw:layer="layout" svg:width="6.002cm" svg:height="0.498cm" svg:x="14.499cm" svg:y="10.998cm">
          <text:list text:style-name="L1">
            <text:list-header>
              <text:p text:style-name="P1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8" draw:text-style-name="P16" draw:layer="layout" svg:width="5.499cm" svg:height="0.498cm" svg:x="6.002cm" svg:y="11.999cm">
          <text:list text:style-name="L1">
            <text:list-header>
              <text:p text:style-name="P1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9" draw:text-style-name="P16" draw:layer="layout" svg:width="5.499cm" svg:height="0.498cm" svg:x="15.002cm" svg:y="11.999cm">
          <text:list text:style-name="L1">
            <text:list-header>
              <text:p text:style-name="P1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0" draw:text-style-name="P12" draw:layer="layout" svg:width="2.5cm" svg:height="0.498cm" svg:x="6.002cm" svg:y="14.001cm">
          <text:list text:style-name="L1">
            <text:list-header>
              <text:p text:style-name="P11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1" draw:text-style-name="P12" draw:layer="layout" svg:width="3.501cm" svg:height="0.498cm" svg:x="11.501cm" svg:y="13cm">
          <text:list text:style-name="L1">
            <text:list-header>
              <text:p text:style-name="P11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2" draw:text-style-name="P12" draw:layer="layout" svg:width="3.501cm" svg:height="0.498cm" svg:x="11.501cm" svg:y="14.499cm">
          <text:list text:style-name="L1">
            <text:list-header>
              <text:p text:style-name="P11"><text:span text:style-name="T6">0111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3" draw:text-style-name="P12" draw:layer="layout" svg:width="3.501cm" svg:height="0.498cm" svg:x="11.501cm" svg:y="15.002cm">
          <text:list text:style-name="L1">
            <text:list-header>
              <text:p text:style-name="P11"><text:span text:style-name="T6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4" draw:text-style-name="P12" draw:layer="layout" svg:width="3.501cm" svg:height="0.498cm" svg:x="11.501cm" svg:y="14.001cm">
          <text:list text:style-name="L1">
            <text:list-header>
              <text:p text:style-name="P11"><text:span text:style-name="T6">0101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3.501cm" svg:height="0.498cm" svg:x="11.501cm" svg:y="1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3" draw:layer="layout" svg:width="3.501cm" svg:height="0.499cm" svg:x="11.501cm" svg:y="19.001cm">
          <text:p text:style-name="P17">0001 01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5" draw:text-style-name="P12" draw:layer="layout" svg:width="3.501cm" svg:height="0.498cm" svg:x="11.501cm" svg:y="17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6" draw:text-style-name="P12" draw:layer="layout" svg:width="3.501cm" svg:height="0.499cm" svg:x="11.501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8.499cm">
          <text:p text:style-name="P17">0000 1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3" draw:layer="layout" svg:width="3.501cm" svg:height="0.498cm" svg:x="11.501cm" svg:y="19.5cm">
          <text:p text:style-name="P17">0010 00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3" draw:layer="layout" svg:width="3.501cm" svg:height="0.499cm" svg:x="11.501cm" svg:y="15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7" draw:text-style-name="P15" draw:layer="layout" svg:width="2.002cm" svg:height="0.498cm" svg:x="9.499cm" svg:y="14.001cm">
          <text:list text:style-name="L1">
            <text:list-header>
              <text:p text:style-name="P9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8" draw:text-style-name="P15" draw:layer="layout" svg:width="2.002cm" svg:height="0.498cm" svg:x="9.499cm" svg:y="14.499cm">
          <text:list text:style-name="L1">
            <text:list-header>
              <text:p text:style-name="P9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9" draw:text-style-name="P15" draw:layer="layout" svg:width="2.002cm" svg:height="0.498cm" svg:x="9.499cm" svg:y="15.002cm">
          <text:list text:style-name="L1">
            <text:list-header>
              <text:p text:style-name="P9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0" draw:text-style-name="P15" draw:layer="layout" svg:width="2.002cm" svg:height="0.498cm" svg:x="9.499cm" svg:y="15.5cm">
          <text:list text:style-name="L1">
            <text:list-header>
              <text:p text:style-name="P9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1" draw:text-style-name="P15" draw:layer="layout" svg:width="2.002cm" svg:height="0.499cm" svg:x="9.499cm" svg:y="15.998cm">
          <text:list text:style-name="L1">
            <text:list-header>
              <text:p text:style-name="P9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2" draw:text-style-name="P15" draw:layer="layout" svg:width="2.002cm" svg:height="0.498cm" svg:x="9.499cm" svg:y="17.502cm">
          <text:list text:style-name="L1">
            <text:list-header>
              <text:p text:style-name="P9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3" draw:text-style-name="P15" draw:layer="layout" svg:width="2.002cm" svg:height="0.499cm" svg:x="9.499cm" svg:y="18cm">
          <text:list text:style-name="L1">
            <text:list-header>
              <text:p text:style-name="P9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4" draw:text-style-name="P15" draw:layer="layout" svg:width="2.002cm" svg:height="0.498cm" svg:x="9.499cm" svg:y="18.499cm">
          <text:list text:style-name="L1">
            <text:list-header>
              <text:p text:style-name="P9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5" draw:text-style-name="P15" draw:layer="layout" svg:width="2.002cm" svg:height="0.499cm" svg:x="9.499cm" svg:y="19.001cm">
          <text:list text:style-name="L1">
            <text:list-header>
              <text:p text:style-name="P9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6" draw:text-style-name="P15" draw:layer="layout" svg:width="2.002cm" svg:height="0.498cm" svg:x="9.499cm" svg:y="19.5cm">
          <text:list text:style-name="L1">
            <text:list-header>
              <text:p text:style-name="P9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7" draw:text-style-name="P14" draw:layer="layout" svg:width="2.5cm" svg:height="0.005cm" svg:x="11.999cm" svg:y="16.999cm">
          <text:list text:style-name="L1">
            <text:list-header>
              <text:p text:style-name="P11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8" draw:text-style-name="P14" draw:layer="layout" svg:width="2.501cm" svg:height="0.498cm" svg:x="9cm" svg:y="13.498cm">
          <text:list text:style-name="L1">
            <text:list-header>
              <text:p text:style-name="P11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9" draw:text-style-name="P14" draw:layer="layout" svg:width="2.5cm" svg:height="0.498cm" svg:x="11.999cm" svg:y="13.498cm">
          <text:list text:style-name="L1">
            <text:list-header>
              <text:p text:style-name="P11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7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2" draw:text-style-name="P8" draw:layer="layout" svg:x1="5.001cm" svg:y1="4.498cm" svg:x2="5.005cm" svg:y2="5.499cm">
          <text:p/>
        </draw:line>
        <draw:line draw:style-name="gr72" draw:text-style-name="P8" draw:layer="layout" svg:x1="5.499cm" svg:y1="4.498cm" svg:x2="5.503cm" svg:y2="5.499cm">
          <text:p/>
        </draw:line>
        <draw:line draw:style-name="gr72" draw:text-style-name="P8" draw:layer="layout" svg:x1="6.002cm" svg:y1="4.498cm" svg:x2="6.006cm" svg:y2="5.499cm">
          <text:p/>
        </draw:line>
        <draw:line draw:style-name="gr72" draw:text-style-name="P8" draw:layer="layout" svg:x1="6.5cm" svg:y1="4.498cm" svg:x2="6.504cm" svg:y2="5.499cm">
          <text:p/>
        </draw:line>
        <draw:custom-shape draw:style-name="gr610" draw:text-style-name="P14" draw:layer="layout" svg:width="2.5cm" svg:height="0.499cm" svg:x="4.498cm" svg:y="5.6cm">
          <text:list text:style-name="L1">
            <text:list-header>
              <text:p text:style-name="P11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999cm" svg:height="0.498cm" svg:x="16.999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1" draw:text-style-name="P12" draw:layer="layout" svg:width="2.5cm" svg:height="0.498cm" svg:x="19.5cm" svg:y="5.499cm">
          <text:list text:style-name="L1">
            <text:list-header>
              <text:p text:style-name="P11"><text:span text:style-name="T6">0001 0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2" draw:text-style-name="P19" draw:layer="layout" svg:width="1.001cm" svg:height="0.004cm" svg:x="23.001cm" svg:y="6.5cm">
          <text:list text:style-name="L1">
            <text:list-header>
              <text:p text:style-name="P18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3" draw:text-style-name="P14" draw:layer="layout" svg:width="2.5cm" svg:height="0.498cm" svg:x="7.501cm" svg:y="2.999cm">
          <text:list text:style-name="L1">
            <text:list-header>
              <text:p text:style-name="P11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4" draw:text-style-name="P21" draw:layer="layout" svg:width="4cm" svg:height="0.498cm" svg:x="8.502cm" svg:y="4.498cm">
          <text:list text:style-name="L1">
            <text:list-header>
              <text:p text:style-name="P20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5" draw:text-style-name="P16" draw:layer="layout" svg:width="5.499cm" svg:height="0.498cm" svg:x="6.002cm" svg:y="11.999cm">
          <text:list text:style-name="L1">
            <text:list-header>
              <text:p text:style-name="P1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6" draw:text-style-name="P12" draw:layer="layout" svg:width="2.5cm" svg:height="0.499cm" svg:x="7.501cm" svg:y="3.501cm">
          <text:list text:style-name="L1">
            <text:list-header>
              <text:p text:style-name="P11"><text:span text:style-name="T6">0110</text:span><text:span text:style-name="T8">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7" draw:text-style-name="P16" draw:layer="layout" svg:width="5.499cm" svg:height="0.498cm" svg:x="15.002cm" svg:y="11.999cm">
          <text:list text:style-name="L1">
            <text:list-header>
              <text:p text:style-name="P1"><text:span text:style-name="T6">0110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8" draw:text-style-name="P12" draw:layer="layout" svg:width="2.501cm" svg:height="0.498cm" svg:x="22.498cm" svg:y="5.499cm">
          <text:list text:style-name="L1">
            <text:list-header>
              <text:p text:style-name="P11"><text:span text:style-name="T6">0010 1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9" draw:text-style-name="P24" xml:id="id124" draw:id="id124" draw:layer="layout" svg:width="5.499cm" svg:height="0.498cm" svg:x="6.002cm" svg:y="11.999cm">
          <text:list text:style-name="L1">
            <text:list-header>
              <text:p text:style-name="P1"><text:span text:style-name="T1">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2" draw:text-style-name="P22" xml:id="id125" draw:id="id125" draw:layer="layout" svg:width="0.499cm" svg:height="1.499cm" svg:x="6.998cm" svg:y="1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2" xml:id="id126" draw:id="id126" draw:layer="layout" svg:width="2.002cm" svg:height="1.001cm" svg:x="7cm" svg:y="19.068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620" draw:text-style-name="P24" draw:layer="layout" svg:width="5.499cm" svg:height="0.498cm" svg:x="15.002cm" svg:y="11.999cm">
          <text:list text:style-name="L1">
            <text:list-header>
              <text:p text:style-name="P1"><text:span text:style-name="T6">0010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1" draw:text-style-name="P23" xml:id="id117" draw:id="id117" draw:layer="layout" svg:width="3.501cm" svg:height="2.999cm" svg:x="20.999cm" svg:y="1.499cm">
          <text:list text:style-name="L1">
            <text:list-header>
              <text:p text:style-name="P11"><text:span text:style-name="T5">Circuito </text:span></text:p>
              <text:p text:style-name="P11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22" draw:text-style-name="P23" xml:id="id118" draw:id="id118" draw:layer="layout" svg:width="2.999cm" svg:height="0.498cm" svg:x="16.999cm" svg:y="2.002cm">
          <text:list text:style-name="L1">
            <text:list-header>
              <text:p text:style-name="P11"><text:span text:style-name="T6">0010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3" draw:text-style-name="P23" xml:id="id116" draw:id="id116" draw:layer="layout" svg:width="2.999cm" svg:height="0.498cm" svg:x="7.501cm" svg:y="2.002cm">
          <text:list text:style-name="L1">
            <text:list-header>
              <text:p text:style-name="P11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0" draw:text-style-name="P22" xml:id="id119" draw:id="id119" draw:layer="layout" svg:width="1.001cm" svg:height="1.001cm" svg:x="19.5cm" svg:y="6.9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2" draw:text-style-name="P22" xml:id="id120" draw:id="id120" draw:layer="layout" svg:width="1.001cm" svg:height="2.501cm" svg:x="14.499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24" draw:text-style-name="P29" xml:id="id121" draw:id="id121" draw:layer="layout" svg:width="5.499cm" svg:height="0.498cm" svg:x="14.876cm" svg:y="11.999cm">
          <text:list text:style-name="L1">
            <text:list-header>
              <text:p text:style-name="P1"><text:span text:style-name="T6">0010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5" draw:text-style-name="P22" xml:id="id127" draw:id="id127" draw:layer="layout" svg:width="2.002cm" svg:height="2.002cm" svg:x="15.998cm" svg:y="18.498cm">
          <text:p/>
          <draw:enhanced-geometry svg:viewBox="0 0 841 854" draw:mirror-horizontal="true" draw:type="non-primitive" draw:enhanced-path="M 517 247 L 517 415 264 415 264 0 0 0 0 680 517 680 517 854 841 547 517 247 Z N"/>
        </draw:custom-shape>
        <draw:custom-shape draw:style-name="gr120" draw:text-style-name="P22" xml:id="id122" draw:id="id122" draw:layer="layout" svg:width="1.001cm" svg:height="2.5cm" svg:x="7.999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22" xml:id="id123" draw:id="id123" draw:layer="layout" svg:width="1.001cm" svg:height="1.5cm" svg:x="11.99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26" draw:text-style-name="P23" xml:id="id128" draw:id="id128" draw:layer="layout" svg:width="3.501cm" svg:height="0.498cm" svg:x="11.501cm" svg:y="19.5cm">
          <text:list text:style-name="L1">
            <text:list-header>
              <text:p text:style-name="P11"><text:span text:style-name="T6">0010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6" presentation:class="page"/>
          <draw:frame presentation:style-name="pr2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a">
        <draw:custom-shape draw:style-name="gr627" draw:text-style-name="P2" draw:layer="layout" svg:width="19.998cm" svg:height="3.501cm" svg:x="3.501cm" svg:y="2.002cm">
          <text:list text:style-name="L1">
            <text:list-header>
              <text:p text:style-name="P1"><text:span text:style-name="T1">Observa que en el ejemplo el tamaño del bus de datos es de 8 bits</text:span></text:p>
              <text:p text:style-name="P1"><text:span text:style-name="T1">y el tamaño de el bus de direcciones es de 4 bits.</text:span></text:p>
              <text:p text:style-name="P1"><text:span text:style-name="T1">4 bits = 16 celdas de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8" draw:text-style-name="P2" draw:layer="layout" svg:width="24.002cm" svg:height="10.499cm" svg:x="1.499cm" svg:y="6.5cm">
          <text:list text:style-name="L1">
            <text:list-header>
              <text:p text:style-name="P1"><text:span text:style-name="T1">Actualmente, los lenguajes para hacer una suma utilizan</text:span></text:p>
              <text:p text:style-name="P1"><text:span text:style-name="T1">expresiones como :</text:span></text:p>
              <text:p text:style-name="P1"><text:span text:style-name="T1"/></text:p>
              <text:p text:style-name="P1"><text:span text:style-name="T1">A = B + C</text:span></text:p>
              <text:p text:style-name="P1"><text:span text:style-name="T1"/></text:p>
              <text:p text:style-name="P1"><text:span text:style-name="T1">Que significa, suma el contenido de la variable B y C </text:span></text:p>
              <text:p text:style-name="P1"><text:span text:style-name="T1">y guarda el contenido en la variable A</text:span></text:p>
              <text:p text:style-name="P1"><text:span text:style-name="T1"/></text:p>
              <text:p text:style-name="P1"><text:span text:style-name="T1">Esto es posible a que hay otros “programas” que traducen</text:span></text:p>
              <text:p text:style-name="P1"><text:span text:style-name="T1">esta instrucción a las necesarias para realizar la operación.</text:span></text:p>
              <text:p text:style-name="P1"><text:span text:style-name="T1">(Las instrucciones pueden tener varios operandos, con lo que la suma</text:span></text:p>
              <text:p text:style-name="P1"><text:span text:style-name="T1">anterior podría realizarse con menos instrucciones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7" presentation:class="page"/>
          <draw:frame presentation:style-name="pr1" draw:text-style-name="P5" draw:layer="layout" svg:width="16.801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a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Predeterminada-notes" style:family="presentation">
      <style:graphic-properties draw:stroke="none" draw:fill="none">
        <text:list-style style:name="Predeterminad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a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Predeterminada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outline2" style:family="presentation" style:parent-style-name="Predeterminada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Predeterminada-outline3" style:family="presentation" style:parent-style-name="Predeterminada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Predeterminada-outline4" style:family="presentation" style:parent-style-name="Predeterminada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Predeterminada-outline5" style:family="presentation" style:parent-style-name="Predeterminada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Predeterminada-outline6" style:family="presentation" style:parent-style-name="Predeterminada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Predeterminada-outline7" style:family="presentation" style:parent-style-name="Predeterminada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Predeterminada-outline8" style:family="presentation" style:parent-style-name="Predeterminada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Predeterminada-outline9" style:family="presentation" style:parent-style-name="Predeterminada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Predeterminada-subtitle" style:family="presentation">
      <style:graphic-properties draw:stroke="none" draw:fill="none" draw:textarea-vertical-align="middle">
        <text:list-style style:name="Predeterminad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a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5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line-height="95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5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s" fo:country="ES" style:font-size-asian="14pt" style:language-asian="es" style:country-asian="ES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a" style:page-layout-name="PM1" draw:style-name="Mdp1">
      <draw:frame presentation:style-name="Predeterminada-title" draw:layer="backgroundobjects" svg:width="25.193cm" svg:height="3.501cm" svg:x="1.397cm" svg:y="0.837cm" presentation:class="title" presentation:placeholder="true">
        <draw:text-box/>
      </draw:frame>
      <draw:frame presentation:style-name="Predeterminada-outline1" draw:layer="backgroundobjects" svg:width="25.193cm" svg:height="12.176cm" svg:x="1.397cm" svg:y="4.912cm" presentation:class="outline" presentation:placeholder="true">
        <draw:text-box/>
      </draw:frame>
      <draw:frame draw:style-name="Mgr3" draw:text-style-name="MP6" draw:layer="backgroundobjects" svg:width="6.517cm" svg:height="1.4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72cm" svg:height="1.4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9"><text:span text:style-name="MT2"><text:page-number>1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page-thumbnail presentation:style-name="Predeterminada-title" draw:layer="backgroundobjects" svg:width="14.843cm" svg:height="11.13cm" svg:x="3.073cm" svg:y="2.258cm" presentation:class="page"/>
        <draw:frame presentation:style-name="Predeterminada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6" draw:layer="backgroundobjects" svg:width="9.11cm" svg:height="1.482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9" draw:text-style-name="MP6" draw:layer="backgroundobjects" svg:width="9.11cm" svg:height="1.482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2"><text:page-number>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0-10-14T18:20:46</meta:creation-date>
    <dc:date>2022-11-04T11:53:54.752000000</dc:date>
    <meta:editing-cycles>94</meta:editing-cycles>
    <meta:editing-duration>PT7H30M45S</meta:editing-duration>
    <meta:generator>LibreOffice/7.3.4.2$Windows_X86_64 LibreOffice_project/728fec16bd5f605073805c3c9e7c4212a0120dc5</meta:generator>
    <meta:document-statistic meta:object-count="1159"/>
    <meta:user-defined meta:name="Info 1"/>
    <meta:user-defined meta:name="Info 2"/>
    <meta:user-defined meta:name="Info 3"/>
    <meta:user-defined meta:name="Info 4"/>
  </office:meta>
</office:document-meta>
</file>